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cfA2022-202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Valores Confirmados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APITAL</text:p>
          </table:table-cell>
          <table:table-cell table:number-columns-repeated="3"/>
          <table:table-cell office:value-type="string" calcext:value-type="string">
            <text:p>CUPRUM</text:p>
          </table:table-cell>
          <table:table-cell/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MODELO</text:p>
          </table:table-cell>
          <table:table-cell/>
          <table:table-cell office:value-type="string" calcext:value-type="string">
            <text:p>PLANVITAL</text:p>
          </table:table-cell>
          <table:table-cell/>
          <table:table-cell office:value-type="string" calcext:value-type="string">
            <text:p>PROVIDA</text:p>
          </table:table-cell>
          <table:table-cell/>
          <table:table-cell office:value-type="string" calcext:value-type="string">
            <text:p>UNO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Valor Cuota</text:p>
          </table:table-cell>
          <table:table-cell office:value-type="string" calcext:value-type="string">
            <text:p>Valor Patrimonio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Valor Cuota</text:p>
          </table:table-cell>
          <table:table-cell office:value-type="string" calcext:value-type="string">
            <text:p>Valor Patrimonio</text:p>
          </table:table-cell>
          <table:table-cell office:value-type="string" calcext:value-type="string">
            <text:p>Valor Cuota</text:p>
          </table:table-cell>
          <table:table-cell office:value-type="string" calcext:value-type="string">
            <text:p>Valor Patrimonio</text:p>
          </table:table-cell>
          <table:table-cell office:value-type="string" calcext:value-type="string">
            <text:p>Valor Cuota</text:p>
          </table:table-cell>
          <table:table-cell office:value-type="string" calcext:value-type="string">
            <text:p>Valor Patrimonio</text:p>
          </table:table-cell>
          <table:table-cell office:value-type="string" calcext:value-type="string">
            <text:p>Valor Cuota</text:p>
          </table:table-cell>
          <table:table-cell office:value-type="string" calcext:value-type="string">
            <text:p>Valor Patrimonio</text:p>
          </table:table-cell>
          <table:table-cell office:value-type="string" calcext:value-type="string">
            <text:p>Valor Cuota</text:p>
          </table:table-cell>
          <table:table-cell office:value-type="string" calcext:value-type="string">
            <text:p>Valor Patrimonio</text:p>
          </table:table-cell>
          <table:table-cell office:value-type="string" calcext:value-type="string">
            <text:p>Valor Cuota</text:p>
          </table:table-cell>
          <table:table-cell office:value-type="string" calcext:value-type="string">
            <text:p>Valor Patrimonio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61704.96" calcext:value-type="float">
            <text:p>61704,96</text:p>
          </table:table-cell>
          <table:table-cell office:value-type="float" office:value="5357052467231" calcext:value-type="float">
            <text:p>53570524672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64440.6" calcext:value-type="float">
            <text:p>64440,6</text:p>
          </table:table-cell>
          <table:table-cell office:value-type="float" office:value="6504200351504" calcext:value-type="float">
            <text:p>6504200351504</text:p>
          </table:table-cell>
          <table:table-cell office:value-type="float" office:value="65673.9" calcext:value-type="float">
            <text:p>65673,9</text:p>
          </table:table-cell>
          <table:table-cell office:value-type="float" office:value="7986018458513" calcext:value-type="float">
            <text:p>7986018458513</text:p>
          </table:table-cell>
          <table:table-cell office:value-type="float" office:value="63284.31" calcext:value-type="float">
            <text:p>63284,31</text:p>
          </table:table-cell>
          <table:table-cell office:value-type="float" office:value="1527177970261" calcext:value-type="float">
            <text:p>1527177970261</text:p>
          </table:table-cell>
          <table:table-cell office:value-type="float" office:value="59867.49" calcext:value-type="float">
            <text:p>59867,49</text:p>
          </table:table-cell>
          <table:table-cell office:value-type="float" office:value="696135584129" calcext:value-type="float">
            <text:p>696135584129</text:p>
          </table:table-cell>
          <table:table-cell office:value-type="float" office:value="64731.17" calcext:value-type="float">
            <text:p>64731,17</text:p>
          </table:table-cell>
          <table:table-cell office:value-type="float" office:value="4547706450942" calcext:value-type="float">
            <text:p>4547706450942</text:p>
          </table:table-cell>
          <table:table-cell office:value-type="float" office:value="65594.49" calcext:value-type="float">
            <text:p>65594,49</text:p>
          </table:table-cell>
          <table:table-cell office:value-type="float" office:value="186366638370" calcext:value-type="float">
            <text:p>186366638370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61704.96" calcext:value-type="float">
            <text:p>61704,96</text:p>
          </table:table-cell>
          <table:table-cell office:value-type="float" office:value="5357052467231" calcext:value-type="float">
            <text:p>535705246723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4440.6" calcext:value-type="float">
            <text:p>64440,6</text:p>
          </table:table-cell>
          <table:table-cell office:value-type="float" office:value="6504200351504" calcext:value-type="float">
            <text:p>6504200351504</text:p>
          </table:table-cell>
          <table:table-cell office:value-type="float" office:value="65673.9" calcext:value-type="float">
            <text:p>65673,9</text:p>
          </table:table-cell>
          <table:table-cell office:value-type="float" office:value="7986018458513" calcext:value-type="float">
            <text:p>7986018458513</text:p>
          </table:table-cell>
          <table:table-cell office:value-type="float" office:value="63284.31" calcext:value-type="float">
            <text:p>63284,31</text:p>
          </table:table-cell>
          <table:table-cell office:value-type="float" office:value="1527177970261" calcext:value-type="float">
            <text:p>1527177970261</text:p>
          </table:table-cell>
          <table:table-cell office:value-type="float" office:value="59867.49" calcext:value-type="float">
            <text:p>59867,49</text:p>
          </table:table-cell>
          <table:table-cell office:value-type="float" office:value="696135584129" calcext:value-type="float">
            <text:p>696135584129</text:p>
          </table:table-cell>
          <table:table-cell office:value-type="float" office:value="64731.17" calcext:value-type="float">
            <text:p>64731,17</text:p>
          </table:table-cell>
          <table:table-cell office:value-type="float" office:value="4547706450942" calcext:value-type="float">
            <text:p>4547706450942</text:p>
          </table:table-cell>
          <table:table-cell office:value-type="float" office:value="65594.49" calcext:value-type="float">
            <text:p>65594,49</text:p>
          </table:table-cell>
          <table:table-cell office:value-type="float" office:value="186366638370" calcext:value-type="float">
            <text:p>186366638370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61488.82" calcext:value-type="float">
            <text:p>61488,82</text:p>
          </table:table-cell>
          <table:table-cell office:value-type="float" office:value="5345978012075" calcext:value-type="float">
            <text:p>534597801207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4224.57" calcext:value-type="float">
            <text:p>64224,57</text:p>
          </table:table-cell>
          <table:table-cell office:value-type="float" office:value="6495842392266" calcext:value-type="float">
            <text:p>6495842392266</text:p>
          </table:table-cell>
          <table:table-cell office:value-type="float" office:value="65460.01" calcext:value-type="float">
            <text:p>65460,01</text:p>
          </table:table-cell>
          <table:table-cell office:value-type="float" office:value="7964800835212" calcext:value-type="float">
            <text:p>7964800835212</text:p>
          </table:table-cell>
          <table:table-cell office:value-type="float" office:value="63073.05" calcext:value-type="float">
            <text:p>63073,05</text:p>
          </table:table-cell>
          <table:table-cell office:value-type="float" office:value="1522305908224" calcext:value-type="float">
            <text:p>1522305908224</text:p>
          </table:table-cell>
          <table:table-cell office:value-type="float" office:value="59662.6" calcext:value-type="float">
            <text:p>59662,6</text:p>
          </table:table-cell>
          <table:table-cell office:value-type="float" office:value="695384110897" calcext:value-type="float">
            <text:p>695384110897</text:p>
          </table:table-cell>
          <table:table-cell office:value-type="float" office:value="64506.28" calcext:value-type="float">
            <text:p>64506,28</text:p>
          </table:table-cell>
          <table:table-cell office:value-type="float" office:value="4533143844567" calcext:value-type="float">
            <text:p>4533143844567</text:p>
          </table:table-cell>
          <table:table-cell office:value-type="float" office:value="65355.67" calcext:value-type="float">
            <text:p>65355,67</text:p>
          </table:table-cell>
          <table:table-cell office:value-type="float" office:value="185193096559" calcext:value-type="float">
            <text:p>185193096559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61947.16" calcext:value-type="float">
            <text:p>61947,16</text:p>
          </table:table-cell>
          <table:table-cell office:value-type="float" office:value="5391473186074" calcext:value-type="float">
            <text:p>5391473186074</text:p>
          </table:table-cell>
          <table:table-cell table:number-columns-repeated="2"/>
          <table:table-cell office:value-type="float" office:value="64677.23" calcext:value-type="float">
            <text:p>64677,23</text:p>
          </table:table-cell>
          <table:table-cell office:value-type="float" office:value="6546990703531" calcext:value-type="float">
            <text:p>6546990703531</text:p>
          </table:table-cell>
          <table:table-cell office:value-type="float" office:value="65948.43" calcext:value-type="float">
            <text:p>65948,43</text:p>
          </table:table-cell>
          <table:table-cell office:value-type="float" office:value="8032483194353" calcext:value-type="float">
            <text:p>8032483194353</text:p>
          </table:table-cell>
          <table:table-cell office:value-type="float" office:value="63545.09" calcext:value-type="float">
            <text:p>63545,09</text:p>
          </table:table-cell>
          <table:table-cell office:value-type="float" office:value="1536895773634" calcext:value-type="float">
            <text:p>1536895773634</text:p>
          </table:table-cell>
          <table:table-cell office:value-type="float" office:value="60130.9" calcext:value-type="float">
            <text:p>60130,9</text:p>
          </table:table-cell>
          <table:table-cell office:value-type="float" office:value="701373422726" calcext:value-type="float">
            <text:p>701373422726</text:p>
          </table:table-cell>
          <table:table-cell office:value-type="float" office:value="64963.75" calcext:value-type="float">
            <text:p>64963,75</text:p>
          </table:table-cell>
          <table:table-cell office:value-type="float" office:value="4567062733825" calcext:value-type="float">
            <text:p>4567062733825</text:p>
          </table:table-cell>
          <table:table-cell office:value-type="float" office:value="65859.55" calcext:value-type="float">
            <text:p>65859,55</text:p>
          </table:table-cell>
          <table:table-cell office:value-type="float" office:value="186929539996" calcext:value-type="float">
            <text:p>186929539996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61939.85" calcext:value-type="float">
            <text:p>61939,85</text:p>
          </table:table-cell>
          <table:table-cell office:value-type="float" office:value="5410857210511" calcext:value-type="float">
            <text:p>5410857210511</text:p>
          </table:table-cell>
          <table:table-cell table:number-columns-repeated="2"/>
          <table:table-cell office:value-type="float" office:value="64648.24" calcext:value-type="float">
            <text:p>64648,24</text:p>
          </table:table-cell>
          <table:table-cell office:value-type="float" office:value="6551947176635" calcext:value-type="float">
            <text:p>6551947176635</text:p>
          </table:table-cell>
          <table:table-cell office:value-type="float" office:value="65954.7" calcext:value-type="float">
            <text:p>65954,7</text:p>
          </table:table-cell>
          <table:table-cell office:value-type="float" office:value="8038612441317" calcext:value-type="float">
            <text:p>8038612441317</text:p>
          </table:table-cell>
          <table:table-cell office:value-type="float" office:value="63554.65" calcext:value-type="float">
            <text:p>63554,65</text:p>
          </table:table-cell>
          <table:table-cell office:value-type="float" office:value="1539530405369" calcext:value-type="float">
            <text:p>1539530405369</text:p>
          </table:table-cell>
          <table:table-cell office:value-type="float" office:value="60139.71" calcext:value-type="float">
            <text:p>60139,71</text:p>
          </table:table-cell>
          <table:table-cell office:value-type="float" office:value="701866566974" calcext:value-type="float">
            <text:p>701866566974</text:p>
          </table:table-cell>
          <table:table-cell office:value-type="float" office:value="64947.34" calcext:value-type="float">
            <text:p>64947,34</text:p>
          </table:table-cell>
          <table:table-cell office:value-type="float" office:value="4585119894645" calcext:value-type="float">
            <text:p>4585119894645</text:p>
          </table:table-cell>
          <table:table-cell office:value-type="float" office:value="65813.4" calcext:value-type="float">
            <text:p>65813,4</text:p>
          </table:table-cell>
          <table:table-cell office:value-type="float" office:value="186912191204" calcext:value-type="float">
            <text:p>186912191204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60744.16" calcext:value-type="float">
            <text:p>60744,16</text:p>
          </table:table-cell>
          <table:table-cell office:value-type="float" office:value="5306931577394" calcext:value-type="float">
            <text:p>5306931577394</text:p>
          </table:table-cell>
          <table:table-cell table:number-columns-repeated="2"/>
          <table:table-cell office:value-type="float" office:value="63443.27" calcext:value-type="float">
            <text:p>63443,27</text:p>
          </table:table-cell>
          <table:table-cell office:value-type="float" office:value="6429977815230" calcext:value-type="float">
            <text:p>6429977815230</text:p>
          </table:table-cell>
          <table:table-cell office:value-type="float" office:value="64728.73" calcext:value-type="float">
            <text:p>64728,73</text:p>
          </table:table-cell>
          <table:table-cell office:value-type="float" office:value="7888465938746" calcext:value-type="float">
            <text:p>7888465938746</text:p>
          </table:table-cell>
          <table:table-cell office:value-type="float" office:value="62355.97" calcext:value-type="float">
            <text:p>62355,97</text:p>
          </table:table-cell>
          <table:table-cell office:value-type="float" office:value="1510710998170" calcext:value-type="float">
            <text:p>1510710998170</text:p>
          </table:table-cell>
          <table:table-cell office:value-type="float" office:value="59011.64" calcext:value-type="float">
            <text:p>59011,64</text:p>
          </table:table-cell>
          <table:table-cell office:value-type="float" office:value="689046199806" calcext:value-type="float">
            <text:p>689046199806</text:p>
          </table:table-cell>
          <table:table-cell office:value-type="float" office:value="63723.17" calcext:value-type="float">
            <text:p>63723,17</text:p>
          </table:table-cell>
          <table:table-cell office:value-type="float" office:value="4498660271508" calcext:value-type="float">
            <text:p>4498660271508</text:p>
          </table:table-cell>
          <table:table-cell office:value-type="float" office:value="64573.22" calcext:value-type="float">
            <text:p>64573,22</text:p>
          </table:table-cell>
          <table:table-cell office:value-type="float" office:value="183408860971" calcext:value-type="float">
            <text:p>183408860971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60198.62" calcext:value-type="float">
            <text:p>60198,62</text:p>
          </table:table-cell>
          <table:table-cell office:value-type="float" office:value="5262104424579" calcext:value-type="float">
            <text:p>5262104424579</text:p>
          </table:table-cell>
          <table:table-cell table:number-columns-repeated="2"/>
          <table:table-cell office:value-type="float" office:value="62885.58" calcext:value-type="float">
            <text:p>62885,58</text:p>
          </table:table-cell>
          <table:table-cell office:value-type="float" office:value="6375513404062" calcext:value-type="float">
            <text:p>6375513404062</text:p>
          </table:table-cell>
          <table:table-cell office:value-type="float" office:value="64134.71" calcext:value-type="float">
            <text:p>64134,71</text:p>
          </table:table-cell>
          <table:table-cell office:value-type="float" office:value="7819496478901" calcext:value-type="float">
            <text:p>7819496478901</text:p>
          </table:table-cell>
          <table:table-cell office:value-type="float" office:value="61794.59" calcext:value-type="float">
            <text:p>61794,59</text:p>
          </table:table-cell>
          <table:table-cell office:value-type="float" office:value="1498000770207" calcext:value-type="float">
            <text:p>1498000770207</text:p>
          </table:table-cell>
          <table:table-cell office:value-type="float" office:value="58492.51" calcext:value-type="float">
            <text:p>58492,51</text:p>
          </table:table-cell>
          <table:table-cell office:value-type="float" office:value="683420112430" calcext:value-type="float">
            <text:p>683420112430</text:p>
          </table:table-cell>
          <table:table-cell office:value-type="float" office:value="63186.95" calcext:value-type="float">
            <text:p>63186,95</text:p>
          </table:table-cell>
          <table:table-cell office:value-type="float" office:value="4460980316260" calcext:value-type="float">
            <text:p>4460980316260</text:p>
          </table:table-cell>
          <table:table-cell office:value-type="float" office:value="63986.11" calcext:value-type="float">
            <text:p>63986,11</text:p>
          </table:table-cell>
          <table:table-cell office:value-type="float" office:value="181816131626" calcext:value-type="float">
            <text:p>181816131626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60198.62" calcext:value-type="float">
            <text:p>60198,62</text:p>
          </table:table-cell>
          <table:table-cell office:value-type="float" office:value="5262104424579" calcext:value-type="float">
            <text:p>5262104424579</text:p>
          </table:table-cell>
          <table:table-cell table:number-columns-repeated="2"/>
          <table:table-cell office:value-type="float" office:value="62885.58" calcext:value-type="float">
            <text:p>62885,58</text:p>
          </table:table-cell>
          <table:table-cell office:value-type="float" office:value="6375513404062" calcext:value-type="float">
            <text:p>6375513404062</text:p>
          </table:table-cell>
          <table:table-cell office:value-type="float" office:value="64134.71" calcext:value-type="float">
            <text:p>64134,71</text:p>
          </table:table-cell>
          <table:table-cell office:value-type="float" office:value="7819496478901" calcext:value-type="float">
            <text:p>7819496478901</text:p>
          </table:table-cell>
          <table:table-cell office:value-type="float" office:value="61794.59" calcext:value-type="float">
            <text:p>61794,59</text:p>
          </table:table-cell>
          <table:table-cell office:value-type="float" office:value="1498000770207" calcext:value-type="float">
            <text:p>1498000770207</text:p>
          </table:table-cell>
          <table:table-cell office:value-type="float" office:value="58492.51" calcext:value-type="float">
            <text:p>58492,51</text:p>
          </table:table-cell>
          <table:table-cell office:value-type="float" office:value="683420112430" calcext:value-type="float">
            <text:p>683420112430</text:p>
          </table:table-cell>
          <table:table-cell office:value-type="float" office:value="63186.95" calcext:value-type="float">
            <text:p>63186,95</text:p>
          </table:table-cell>
          <table:table-cell office:value-type="float" office:value="4460980316260" calcext:value-type="float">
            <text:p>4460980316260</text:p>
          </table:table-cell>
          <table:table-cell office:value-type="float" office:value="63986.11" calcext:value-type="float">
            <text:p>63986,11</text:p>
          </table:table-cell>
          <table:table-cell office:value-type="float" office:value="181816131626" calcext:value-type="float">
            <text:p>181816131626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60198.62" calcext:value-type="float">
            <text:p>60198,62</text:p>
          </table:table-cell>
          <table:table-cell office:value-type="float" office:value="5262104424579" calcext:value-type="float">
            <text:p>5262104424579</text:p>
          </table:table-cell>
          <table:table-cell table:number-columns-repeated="2"/>
          <table:table-cell office:value-type="float" office:value="62885.58" calcext:value-type="float">
            <text:p>62885,58</text:p>
          </table:table-cell>
          <table:table-cell office:value-type="float" office:value="6375513404062" calcext:value-type="float">
            <text:p>6375513404062</text:p>
          </table:table-cell>
          <table:table-cell office:value-type="float" office:value="64134.71" calcext:value-type="float">
            <text:p>64134,71</text:p>
          </table:table-cell>
          <table:table-cell office:value-type="float" office:value="7819496478901" calcext:value-type="float">
            <text:p>7819496478901</text:p>
          </table:table-cell>
          <table:table-cell office:value-type="float" office:value="61794.59" calcext:value-type="float">
            <text:p>61794,59</text:p>
          </table:table-cell>
          <table:table-cell office:value-type="float" office:value="1498000770207" calcext:value-type="float">
            <text:p>1498000770207</text:p>
          </table:table-cell>
          <table:table-cell office:value-type="float" office:value="58492.51" calcext:value-type="float">
            <text:p>58492,51</text:p>
          </table:table-cell>
          <table:table-cell office:value-type="float" office:value="683420112430" calcext:value-type="float">
            <text:p>683420112430</text:p>
          </table:table-cell>
          <table:table-cell office:value-type="float" office:value="63186.95" calcext:value-type="float">
            <text:p>63186,95</text:p>
          </table:table-cell>
          <table:table-cell office:value-type="float" office:value="4460980316260" calcext:value-type="float">
            <text:p>4460980316260</text:p>
          </table:table-cell>
          <table:table-cell office:value-type="float" office:value="63986.11" calcext:value-type="float">
            <text:p>63986,11</text:p>
          </table:table-cell>
          <table:table-cell office:value-type="float" office:value="181816131626" calcext:value-type="float">
            <text:p>181816131626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59804.33" calcext:value-type="float">
            <text:p>59804,33</text:p>
          </table:table-cell>
          <table:table-cell office:value-type="float" office:value="5217951804599" calcext:value-type="float">
            <text:p>5217951804599</text:p>
          </table:table-cell>
          <table:table-cell table:number-columns-repeated="2"/>
          <table:table-cell office:value-type="float" office:value="62451.38" calcext:value-type="float">
            <text:p>62451,38</text:p>
          </table:table-cell>
          <table:table-cell office:value-type="float" office:value="6335666492624" calcext:value-type="float">
            <text:p>6335666492624</text:p>
          </table:table-cell>
          <table:table-cell office:value-type="float" office:value="63704.42" calcext:value-type="float">
            <text:p>63704,42</text:p>
          </table:table-cell>
          <table:table-cell office:value-type="float" office:value="7774827028160" calcext:value-type="float">
            <text:p>7774827028160</text:p>
          </table:table-cell>
          <table:table-cell office:value-type="float" office:value="61361.78" calcext:value-type="float">
            <text:p>61361,78</text:p>
          </table:table-cell>
          <table:table-cell office:value-type="float" office:value="1489266148226" calcext:value-type="float">
            <text:p>1489266148226</text:p>
          </table:table-cell>
          <table:table-cell office:value-type="float" office:value="58114.93" calcext:value-type="float">
            <text:p>58114,93</text:p>
          </table:table-cell>
          <table:table-cell office:value-type="float" office:value="679880805541" calcext:value-type="float">
            <text:p>679880805541</text:p>
          </table:table-cell>
          <table:table-cell office:value-type="float" office:value="62747.87" calcext:value-type="float">
            <text:p>62747,87</text:p>
          </table:table-cell>
          <table:table-cell office:value-type="float" office:value="4432823903991" calcext:value-type="float">
            <text:p>4432823903991</text:p>
          </table:table-cell>
          <table:table-cell office:value-type="float" office:value="63510.84" calcext:value-type="float">
            <text:p>63510,84</text:p>
          </table:table-cell>
          <table:table-cell office:value-type="float" office:value="180578317630" calcext:value-type="float">
            <text:p>180578317630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59653.78" calcext:value-type="float">
            <text:p>59653,78</text:p>
          </table:table-cell>
          <table:table-cell office:value-type="float" office:value="5210158061584" calcext:value-type="float">
            <text:p>5210158061584</text:p>
          </table:table-cell>
          <table:table-cell table:number-columns-repeated="2"/>
          <table:table-cell office:value-type="float" office:value="62267.23" calcext:value-type="float">
            <text:p>62267,23</text:p>
          </table:table-cell>
          <table:table-cell office:value-type="float" office:value="6320990034049" calcext:value-type="float">
            <text:p>6320990034049</text:p>
          </table:table-cell>
          <table:table-cell office:value-type="float" office:value="63510.33" calcext:value-type="float">
            <text:p>63510,33</text:p>
          </table:table-cell>
          <table:table-cell office:value-type="float" office:value="7757674000137" calcext:value-type="float">
            <text:p>7757674000137</text:p>
          </table:table-cell>
          <table:table-cell office:value-type="float" office:value="61173.18" calcext:value-type="float">
            <text:p>61173,18</text:p>
          </table:table-cell>
          <table:table-cell office:value-type="float" office:value="1487098864431" calcext:value-type="float">
            <text:p>1487098864431</text:p>
          </table:table-cell>
          <table:table-cell office:value-type="float" office:value="57957.12" calcext:value-type="float">
            <text:p>57957,12</text:p>
          </table:table-cell>
          <table:table-cell office:value-type="float" office:value="678900122400" calcext:value-type="float">
            <text:p>678900122400</text:p>
          </table:table-cell>
          <table:table-cell office:value-type="float" office:value="62555.73" calcext:value-type="float">
            <text:p>62555,73</text:p>
          </table:table-cell>
          <table:table-cell office:value-type="float" office:value="4405379317153" calcext:value-type="float">
            <text:p>4405379317153</text:p>
          </table:table-cell>
          <table:table-cell office:value-type="float" office:value="63312.45" calcext:value-type="float">
            <text:p>63312,45</text:p>
          </table:table-cell>
          <table:table-cell office:value-type="float" office:value="180243738502" calcext:value-type="float">
            <text:p>180243738502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59965.43" calcext:value-type="float">
            <text:p>59965,43</text:p>
          </table:table-cell>
          <table:table-cell office:value-type="float" office:value="5244124293434" calcext:value-type="float">
            <text:p>5244124293434</text:p>
          </table:table-cell>
          <table:table-cell table:number-columns-repeated="2"/>
          <table:table-cell office:value-type="float" office:value="62600.81" calcext:value-type="float">
            <text:p>62600,81</text:p>
          </table:table-cell>
          <table:table-cell office:value-type="float" office:value="6362787113365" calcext:value-type="float">
            <text:p>6362787113365</text:p>
          </table:table-cell>
          <table:table-cell office:value-type="float" office:value="63823.16" calcext:value-type="float">
            <text:p>63823,16</text:p>
          </table:table-cell>
          <table:table-cell office:value-type="float" office:value="7801421677892" calcext:value-type="float">
            <text:p>7801421677892</text:p>
          </table:table-cell>
          <table:table-cell office:value-type="float" office:value="61514.22" calcext:value-type="float">
            <text:p>61514,22</text:p>
          </table:table-cell>
          <table:table-cell office:value-type="float" office:value="1498772519302" calcext:value-type="float">
            <text:p>1498772519302</text:p>
          </table:table-cell>
          <table:table-cell office:value-type="float" office:value="58271.46" calcext:value-type="float">
            <text:p>58271,46</text:p>
          </table:table-cell>
          <table:table-cell office:value-type="float" office:value="684213612264" calcext:value-type="float">
            <text:p>684213612264</text:p>
          </table:table-cell>
          <table:table-cell office:value-type="float" office:value="62901.24" calcext:value-type="float">
            <text:p>62901,24</text:p>
          </table:table-cell>
          <table:table-cell office:value-type="float" office:value="4430928663215" calcext:value-type="float">
            <text:p>4430928663215</text:p>
          </table:table-cell>
          <table:table-cell office:value-type="float" office:value="63637.34" calcext:value-type="float">
            <text:p>63637,34</text:p>
          </table:table-cell>
          <table:table-cell office:value-type="float" office:value="181766331730" calcext:value-type="float">
            <text:p>181766331730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60273.27" calcext:value-type="float">
            <text:p>60273,27</text:p>
          </table:table-cell>
          <table:table-cell office:value-type="float" office:value="5281043240169" calcext:value-type="float">
            <text:p>5281043240169</text:p>
          </table:table-cell>
          <table:table-cell table:number-columns-repeated="2"/>
          <table:table-cell office:value-type="float" office:value="62926.88" calcext:value-type="float">
            <text:p>62926,88</text:p>
          </table:table-cell>
          <table:table-cell office:value-type="float" office:value="6406820192016" calcext:value-type="float">
            <text:p>6406820192016</text:p>
          </table:table-cell>
          <table:table-cell office:value-type="float" office:value="64164.85" calcext:value-type="float">
            <text:p>64164,85</text:p>
          </table:table-cell>
          <table:table-cell office:value-type="float" office:value="7850667792647" calcext:value-type="float">
            <text:p>7850667792647</text:p>
          </table:table-cell>
          <table:table-cell office:value-type="float" office:value="61835.93" calcext:value-type="float">
            <text:p>61835,93</text:p>
          </table:table-cell>
          <table:table-cell office:value-type="float" office:value="1508938175331" calcext:value-type="float">
            <text:p>1508938175331</text:p>
          </table:table-cell>
          <table:table-cell office:value-type="float" office:value="58548.05" calcext:value-type="float">
            <text:p>58548,05</text:p>
          </table:table-cell>
          <table:table-cell office:value-type="float" office:value="688779147217" calcext:value-type="float">
            <text:p>688779147217</text:p>
          </table:table-cell>
          <table:table-cell office:value-type="float" office:value="63196.32" calcext:value-type="float">
            <text:p>63196,32</text:p>
          </table:table-cell>
          <table:table-cell office:value-type="float" office:value="4464789925568" calcext:value-type="float">
            <text:p>4464789925568</text:p>
          </table:table-cell>
          <table:table-cell office:value-type="float" office:value="64002.96" calcext:value-type="float">
            <text:p>64002,96</text:p>
          </table:table-cell>
          <table:table-cell office:value-type="float" office:value="183244077456" calcext:value-type="float">
            <text:p>183244077456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59788.97" calcext:value-type="float">
            <text:p>59788,97</text:p>
          </table:table-cell>
          <table:table-cell office:value-type="float" office:value="5240389848960" calcext:value-type="float">
            <text:p>5240389848960</text:p>
          </table:table-cell>
          <table:table-cell table:number-columns-repeated="2"/>
          <table:table-cell office:value-type="float" office:value="62454.55" calcext:value-type="float">
            <text:p>62454,55</text:p>
          </table:table-cell>
          <table:table-cell office:value-type="float" office:value="6359490967847" calcext:value-type="float">
            <text:p>6359490967847</text:p>
          </table:table-cell>
          <table:table-cell office:value-type="float" office:value="63659" calcext:value-type="float">
            <text:p>63659</text:p>
          </table:table-cell>
          <table:table-cell office:value-type="float" office:value="7779762443222" calcext:value-type="float">
            <text:p>7779762443222</text:p>
          </table:table-cell>
          <table:table-cell office:value-type="float" office:value="61340.91" calcext:value-type="float">
            <text:p>61340,91</text:p>
          </table:table-cell>
          <table:table-cell office:value-type="float" office:value="1496915329857" calcext:value-type="float">
            <text:p>1496915329857</text:p>
          </table:table-cell>
          <table:table-cell office:value-type="float" office:value="58100.45" calcext:value-type="float">
            <text:p>58100,45</text:p>
          </table:table-cell>
          <table:table-cell office:value-type="float" office:value="683947874346" calcext:value-type="float">
            <text:p>683947874346</text:p>
          </table:table-cell>
          <table:table-cell office:value-type="float" office:value="62671.16" calcext:value-type="float">
            <text:p>62671,16</text:p>
          </table:table-cell>
          <table:table-cell office:value-type="float" office:value="4429889721000" calcext:value-type="float">
            <text:p>4429889721000</text:p>
          </table:table-cell>
          <table:table-cell office:value-type="float" office:value="63481.4" calcext:value-type="float">
            <text:p>63481,4</text:p>
          </table:table-cell>
          <table:table-cell office:value-type="float" office:value="181906341488" calcext:value-type="float">
            <text:p>181906341488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59788.97" calcext:value-type="float">
            <text:p>59788,97</text:p>
          </table:table-cell>
          <table:table-cell office:value-type="float" office:value="5240389848960" calcext:value-type="float">
            <text:p>5240389848960</text:p>
          </table:table-cell>
          <table:table-cell table:number-columns-repeated="2"/>
          <table:table-cell office:value-type="float" office:value="62454.55" calcext:value-type="float">
            <text:p>62454,55</text:p>
          </table:table-cell>
          <table:table-cell office:value-type="float" office:value="6359490967847" calcext:value-type="float">
            <text:p>6359490967847</text:p>
          </table:table-cell>
          <table:table-cell office:value-type="float" office:value="63659" calcext:value-type="float">
            <text:p>63659</text:p>
          </table:table-cell>
          <table:table-cell office:value-type="float" office:value="7779762443222" calcext:value-type="float">
            <text:p>7779762443222</text:p>
          </table:table-cell>
          <table:table-cell office:value-type="float" office:value="61340.91" calcext:value-type="float">
            <text:p>61340,91</text:p>
          </table:table-cell>
          <table:table-cell office:value-type="float" office:value="1496915329857" calcext:value-type="float">
            <text:p>1496915329857</text:p>
          </table:table-cell>
          <table:table-cell office:value-type="float" office:value="58100.45" calcext:value-type="float">
            <text:p>58100,45</text:p>
          </table:table-cell>
          <table:table-cell office:value-type="float" office:value="683947874346" calcext:value-type="float">
            <text:p>683947874346</text:p>
          </table:table-cell>
          <table:table-cell office:value-type="float" office:value="62671.16" calcext:value-type="float">
            <text:p>62671,16</text:p>
          </table:table-cell>
          <table:table-cell office:value-type="float" office:value="4429889721000" calcext:value-type="float">
            <text:p>4429889721000</text:p>
          </table:table-cell>
          <table:table-cell office:value-type="float" office:value="63481.4" calcext:value-type="float">
            <text:p>63481,4</text:p>
          </table:table-cell>
          <table:table-cell office:value-type="float" office:value="181906341488" calcext:value-type="float">
            <text:p>181906341488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59788.97" calcext:value-type="float">
            <text:p>59788,97</text:p>
          </table:table-cell>
          <table:table-cell office:value-type="float" office:value="5240389848960" calcext:value-type="float">
            <text:p>5240389848960</text:p>
          </table:table-cell>
          <table:table-cell table:number-columns-repeated="2"/>
          <table:table-cell office:value-type="float" office:value="62454.55" calcext:value-type="float">
            <text:p>62454,55</text:p>
          </table:table-cell>
          <table:table-cell office:value-type="float" office:value="6359490967847" calcext:value-type="float">
            <text:p>6359490967847</text:p>
          </table:table-cell>
          <table:table-cell office:value-type="float" office:value="63659" calcext:value-type="float">
            <text:p>63659</text:p>
          </table:table-cell>
          <table:table-cell office:value-type="float" office:value="7779762443222" calcext:value-type="float">
            <text:p>7779762443222</text:p>
          </table:table-cell>
          <table:table-cell office:value-type="float" office:value="61340.91" calcext:value-type="float">
            <text:p>61340,91</text:p>
          </table:table-cell>
          <table:table-cell office:value-type="float" office:value="1496915329857" calcext:value-type="float">
            <text:p>1496915329857</text:p>
          </table:table-cell>
          <table:table-cell office:value-type="float" office:value="58100.45" calcext:value-type="float">
            <text:p>58100,45</text:p>
          </table:table-cell>
          <table:table-cell office:value-type="float" office:value="683947874346" calcext:value-type="float">
            <text:p>683947874346</text:p>
          </table:table-cell>
          <table:table-cell office:value-type="float" office:value="62671.16" calcext:value-type="float">
            <text:p>62671,16</text:p>
          </table:table-cell>
          <table:table-cell office:value-type="float" office:value="4429889721000" calcext:value-type="float">
            <text:p>4429889721000</text:p>
          </table:table-cell>
          <table:table-cell office:value-type="float" office:value="63481.4" calcext:value-type="float">
            <text:p>63481,4</text:p>
          </table:table-cell>
          <table:table-cell office:value-type="float" office:value="181906341488" calcext:value-type="float">
            <text:p>181906341488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59092.06" calcext:value-type="float">
            <text:p>59092,06</text:p>
          </table:table-cell>
          <table:table-cell office:value-type="float" office:value="5182752574807" calcext:value-type="float">
            <text:p>5182752574807</text:p>
          </table:table-cell>
          <table:table-cell table:number-columns-repeated="2"/>
          <table:table-cell office:value-type="float" office:value="61702.5" calcext:value-type="float">
            <text:p>61702,5</text:p>
          </table:table-cell>
          <table:table-cell office:value-type="float" office:value="6282865695751" calcext:value-type="float">
            <text:p>6282865695751</text:p>
          </table:table-cell>
          <table:table-cell office:value-type="float" office:value="62899.21" calcext:value-type="float">
            <text:p>62899,21</text:p>
          </table:table-cell>
          <table:table-cell office:value-type="float" office:value="7694075222798" calcext:value-type="float">
            <text:p>7694075222798</text:p>
          </table:table-cell>
          <table:table-cell office:value-type="float" office:value="60612.45" calcext:value-type="float">
            <text:p>60612,45</text:p>
          </table:table-cell>
          <table:table-cell office:value-type="float" office:value="1478897399391" calcext:value-type="float">
            <text:p>1478897399391</text:p>
          </table:table-cell>
          <table:table-cell office:value-type="float" office:value="57444.43" calcext:value-type="float">
            <text:p>57444,43</text:p>
          </table:table-cell>
          <table:table-cell office:value-type="float" office:value="682617068299" calcext:value-type="float">
            <text:p>682617068299</text:p>
          </table:table-cell>
          <table:table-cell office:value-type="float" office:value="61938.66" calcext:value-type="float">
            <text:p>61938,66</text:p>
          </table:table-cell>
          <table:table-cell office:value-type="float" office:value="4379286795142" calcext:value-type="float">
            <text:p>4379286795142</text:p>
          </table:table-cell>
          <table:table-cell office:value-type="float" office:value="62717.96" calcext:value-type="float">
            <text:p>62717,96</text:p>
          </table:table-cell>
          <table:table-cell office:value-type="float" office:value="178606688612" calcext:value-type="float">
            <text:p>178606688612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59504.06" calcext:value-type="float">
            <text:p>59504,06</text:p>
          </table:table-cell>
          <table:table-cell office:value-type="float" office:value="5214163707559" calcext:value-type="float">
            <text:p>5214163707559</text:p>
          </table:table-cell>
          <table:table-cell table:number-columns-repeated="2"/>
          <table:table-cell office:value-type="float" office:value="62147.25" calcext:value-type="float">
            <text:p>62147,25</text:p>
          </table:table-cell>
          <table:table-cell office:value-type="float" office:value="6326423531396" calcext:value-type="float">
            <text:p>6326423531396</text:p>
          </table:table-cell>
          <table:table-cell office:value-type="float" office:value="63356.36" calcext:value-type="float">
            <text:p>63356,36</text:p>
          </table:table-cell>
          <table:table-cell office:value-type="float" office:value="7748111221193" calcext:value-type="float">
            <text:p>7748111221193</text:p>
          </table:table-cell>
          <table:table-cell office:value-type="float" office:value="61050.51" calcext:value-type="float">
            <text:p>61050,51</text:p>
          </table:table-cell>
          <table:table-cell office:value-type="float" office:value="1489642799768" calcext:value-type="float">
            <text:p>1489642799768</text:p>
          </table:table-cell>
          <table:table-cell office:value-type="float" office:value="57844.6" calcext:value-type="float">
            <text:p>57844,6</text:p>
          </table:table-cell>
          <table:table-cell office:value-type="float" office:value="687956027946" calcext:value-type="float">
            <text:p>687956027946</text:p>
          </table:table-cell>
          <table:table-cell office:value-type="float" office:value="62380.44" calcext:value-type="float">
            <text:p>62380,44</text:p>
          </table:table-cell>
          <table:table-cell office:value-type="float" office:value="4410680948197" calcext:value-type="float">
            <text:p>4410680948197</text:p>
          </table:table-cell>
          <table:table-cell office:value-type="float" office:value="63187.33" calcext:value-type="float">
            <text:p>63187,33</text:p>
          </table:table-cell>
          <table:table-cell office:value-type="float" office:value="179844045027" calcext:value-type="float">
            <text:p>179844045027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58930.51" calcext:value-type="float">
            <text:p>58930,51</text:p>
          </table:table-cell>
          <table:table-cell office:value-type="float" office:value="5165591824405" calcext:value-type="float">
            <text:p>5165591824405</text:p>
          </table:table-cell>
          <table:table-cell table:number-columns-repeated="2"/>
          <table:table-cell office:value-type="float" office:value="61546.62" calcext:value-type="float">
            <text:p>61546,62</text:p>
          </table:table-cell>
          <table:table-cell office:value-type="float" office:value="6265910634493" calcext:value-type="float">
            <text:p>6265910634493</text:p>
          </table:table-cell>
          <table:table-cell office:value-type="float" office:value="62749.4" calcext:value-type="float">
            <text:p>62749,4</text:p>
          </table:table-cell>
          <table:table-cell office:value-type="float" office:value="7673679607747" calcext:value-type="float">
            <text:p>7673679607747</text:p>
          </table:table-cell>
          <table:table-cell office:value-type="float" office:value="60389.99" calcext:value-type="float">
            <text:p>60389,99</text:p>
          </table:table-cell>
          <table:table-cell office:value-type="float" office:value="1473896050738" calcext:value-type="float">
            <text:p>1473896050738</text:p>
          </table:table-cell>
          <table:table-cell office:value-type="float" office:value="57273.54" calcext:value-type="float">
            <text:p>57273,54</text:p>
          </table:table-cell>
          <table:table-cell office:value-type="float" office:value="681330953060" calcext:value-type="float">
            <text:p>681330953060</text:p>
          </table:table-cell>
          <table:table-cell office:value-type="float" office:value="61738.32" calcext:value-type="float">
            <text:p>61738,32</text:p>
          </table:table-cell>
          <table:table-cell office:value-type="float" office:value="4362615038870" calcext:value-type="float">
            <text:p>4362615038870</text:p>
          </table:table-cell>
          <table:table-cell office:value-type="float" office:value="62530.27" calcext:value-type="float">
            <text:p>62530,27</text:p>
          </table:table-cell>
          <table:table-cell office:value-type="float" office:value="177982309873" calcext:value-type="float">
            <text:p>177982309873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58441.71" calcext:value-type="float">
            <text:p>58441,71</text:p>
          </table:table-cell>
          <table:table-cell office:value-type="float" office:value="5118498059031" calcext:value-type="float">
            <text:p>5118498059031</text:p>
          </table:table-cell>
          <table:table-cell table:number-columns-repeated="2"/>
          <table:table-cell office:value-type="float" office:value="61062.04" calcext:value-type="float">
            <text:p>61062,04</text:p>
          </table:table-cell>
          <table:table-cell office:value-type="float" office:value="6213500511366" calcext:value-type="float">
            <text:p>6213500511366</text:p>
          </table:table-cell>
          <table:table-cell office:value-type="float" office:value="62259.32" calcext:value-type="float">
            <text:p>62259,32</text:p>
          </table:table-cell>
          <table:table-cell office:value-type="float" office:value="7611587202895" calcext:value-type="float">
            <text:p>7611587202895</text:p>
          </table:table-cell>
          <table:table-cell office:value-type="float" office:value="59918.76" calcext:value-type="float">
            <text:p>59918,76</text:p>
          </table:table-cell>
          <table:table-cell office:value-type="float" office:value="1462438921606" calcext:value-type="float">
            <text:p>1462438921606</text:p>
          </table:table-cell>
          <table:table-cell office:value-type="float" office:value="56808.02" calcext:value-type="float">
            <text:p>56808,02</text:p>
          </table:table-cell>
          <table:table-cell office:value-type="float" office:value="675873975790" calcext:value-type="float">
            <text:p>675873975790</text:p>
          </table:table-cell>
          <table:table-cell office:value-type="float" office:value="61259.92" calcext:value-type="float">
            <text:p>61259,92</text:p>
          </table:table-cell>
          <table:table-cell office:value-type="float" office:value="4328219997611" calcext:value-type="float">
            <text:p>4328219997611</text:p>
          </table:table-cell>
          <table:table-cell office:value-type="float" office:value="62058.02" calcext:value-type="float">
            <text:p>62058,02</text:p>
          </table:table-cell>
          <table:table-cell office:value-type="float" office:value="176388882364" calcext:value-type="float">
            <text:p>176388882364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58042.58" calcext:value-type="float">
            <text:p>58042,58</text:p>
          </table:table-cell>
          <table:table-cell office:value-type="float" office:value="5084100879951" calcext:value-type="float">
            <text:p>5084100879951</text:p>
          </table:table-cell>
          <table:table-cell table:number-columns-repeated="2"/>
          <table:table-cell office:value-type="float" office:value="60620.4" calcext:value-type="float">
            <text:p>60620,4</text:p>
          </table:table-cell>
          <table:table-cell office:value-type="float" office:value="6168083292498" calcext:value-type="float">
            <text:p>6168083292498</text:p>
          </table:table-cell>
          <table:table-cell office:value-type="float" office:value="61802.83" calcext:value-type="float">
            <text:p>61802,83</text:p>
          </table:table-cell>
          <table:table-cell office:value-type="float" office:value="7558613242104" calcext:value-type="float">
            <text:p>7558613242104</text:p>
          </table:table-cell>
          <table:table-cell office:value-type="float" office:value="59464.87" calcext:value-type="float">
            <text:p>59464,87</text:p>
          </table:table-cell>
          <table:table-cell office:value-type="float" office:value="1451923484426" calcext:value-type="float">
            <text:p>1451923484426</text:p>
          </table:table-cell>
          <table:table-cell office:value-type="float" office:value="56385.72" calcext:value-type="float">
            <text:p>56385,72</text:p>
          </table:table-cell>
          <table:table-cell office:value-type="float" office:value="671055536484" calcext:value-type="float">
            <text:p>671055536484</text:p>
          </table:table-cell>
          <table:table-cell office:value-type="float" office:value="60841.57" calcext:value-type="float">
            <text:p>60841,57</text:p>
          </table:table-cell>
          <table:table-cell office:value-type="float" office:value="4297660619782" calcext:value-type="float">
            <text:p>4297660619782</text:p>
          </table:table-cell>
          <table:table-cell office:value-type="float" office:value="61648.2" calcext:value-type="float">
            <text:p>61648,2</text:p>
          </table:table-cell>
          <table:table-cell office:value-type="float" office:value="175283928875" calcext:value-type="float">
            <text:p>175283928875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58042.58" calcext:value-type="float">
            <text:p>58042,58</text:p>
          </table:table-cell>
          <table:table-cell office:value-type="float" office:value="5084100879951" calcext:value-type="float">
            <text:p>5084100879951</text:p>
          </table:table-cell>
          <table:table-cell table:number-columns-repeated="2"/>
          <table:table-cell office:value-type="float" office:value="60620.4" calcext:value-type="float">
            <text:p>60620,4</text:p>
          </table:table-cell>
          <table:table-cell office:value-type="float" office:value="6168083292498" calcext:value-type="float">
            <text:p>6168083292498</text:p>
          </table:table-cell>
          <table:table-cell office:value-type="float" office:value="61802.83" calcext:value-type="float">
            <text:p>61802,83</text:p>
          </table:table-cell>
          <table:table-cell office:value-type="float" office:value="7558613242104" calcext:value-type="float">
            <text:p>7558613242104</text:p>
          </table:table-cell>
          <table:table-cell office:value-type="float" office:value="59464.87" calcext:value-type="float">
            <text:p>59464,87</text:p>
          </table:table-cell>
          <table:table-cell office:value-type="float" office:value="1451923484426" calcext:value-type="float">
            <text:p>1451923484426</text:p>
          </table:table-cell>
          <table:table-cell office:value-type="float" office:value="56385.72" calcext:value-type="float">
            <text:p>56385,72</text:p>
          </table:table-cell>
          <table:table-cell office:value-type="float" office:value="671055536484" calcext:value-type="float">
            <text:p>671055536484</text:p>
          </table:table-cell>
          <table:table-cell office:value-type="float" office:value="60841.57" calcext:value-type="float">
            <text:p>60841,57</text:p>
          </table:table-cell>
          <table:table-cell office:value-type="float" office:value="4297660619782" calcext:value-type="float">
            <text:p>4297660619782</text:p>
          </table:table-cell>
          <table:table-cell office:value-type="float" office:value="61648.2" calcext:value-type="float">
            <text:p>61648,2</text:p>
          </table:table-cell>
          <table:table-cell office:value-type="float" office:value="175283928875" calcext:value-type="float">
            <text:p>175283928875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58042.58" calcext:value-type="float">
            <text:p>58042,58</text:p>
          </table:table-cell>
          <table:table-cell office:value-type="float" office:value="5084100879951" calcext:value-type="float">
            <text:p>5084100879951</text:p>
          </table:table-cell>
          <table:table-cell table:number-columns-repeated="2"/>
          <table:table-cell office:value-type="float" office:value="60620.4" calcext:value-type="float">
            <text:p>60620,4</text:p>
          </table:table-cell>
          <table:table-cell office:value-type="float" office:value="6168083292498" calcext:value-type="float">
            <text:p>6168083292498</text:p>
          </table:table-cell>
          <table:table-cell office:value-type="float" office:value="61802.83" calcext:value-type="float">
            <text:p>61802,83</text:p>
          </table:table-cell>
          <table:table-cell office:value-type="float" office:value="7558613242104" calcext:value-type="float">
            <text:p>7558613242104</text:p>
          </table:table-cell>
          <table:table-cell office:value-type="float" office:value="59464.87" calcext:value-type="float">
            <text:p>59464,87</text:p>
          </table:table-cell>
          <table:table-cell office:value-type="float" office:value="1451923484426" calcext:value-type="float">
            <text:p>1451923484426</text:p>
          </table:table-cell>
          <table:table-cell office:value-type="float" office:value="56385.72" calcext:value-type="float">
            <text:p>56385,72</text:p>
          </table:table-cell>
          <table:table-cell office:value-type="float" office:value="671055536484" calcext:value-type="float">
            <text:p>671055536484</text:p>
          </table:table-cell>
          <table:table-cell office:value-type="float" office:value="60841.57" calcext:value-type="float">
            <text:p>60841,57</text:p>
          </table:table-cell>
          <table:table-cell office:value-type="float" office:value="4297660619782" calcext:value-type="float">
            <text:p>4297660619782</text:p>
          </table:table-cell>
          <table:table-cell office:value-type="float" office:value="61648.2" calcext:value-type="float">
            <text:p>61648,2</text:p>
          </table:table-cell>
          <table:table-cell office:value-type="float" office:value="175283928875" calcext:value-type="float">
            <text:p>175283928875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57360.47" calcext:value-type="float">
            <text:p>57360,47</text:p>
          </table:table-cell>
          <table:table-cell office:value-type="float" office:value="5005099260978" calcext:value-type="float">
            <text:p>5005099260978</text:p>
          </table:table-cell>
          <table:table-cell table:number-columns-repeated="2"/>
          <table:table-cell office:value-type="float" office:value="59897.36" calcext:value-type="float">
            <text:p>59897,36</text:p>
          </table:table-cell>
          <table:table-cell office:value-type="float" office:value="6088775346431" calcext:value-type="float">
            <text:p>6088775346431</text:p>
          </table:table-cell>
          <table:table-cell office:value-type="float" office:value="61059.84" calcext:value-type="float">
            <text:p>61059,84</text:p>
          </table:table-cell>
          <table:table-cell office:value-type="float" office:value="7458856100204" calcext:value-type="float">
            <text:p>7458856100204</text:p>
          </table:table-cell>
          <table:table-cell office:value-type="float" office:value="58748" calcext:value-type="float">
            <text:p>58748</text:p>
          </table:table-cell>
          <table:table-cell office:value-type="float" office:value="1433633835017" calcext:value-type="float">
            <text:p>1433633835017</text:p>
          </table:table-cell>
          <table:table-cell office:value-type="float" office:value="55721.74" calcext:value-type="float">
            <text:p>55721,74</text:p>
          </table:table-cell>
          <table:table-cell office:value-type="float" office:value="663137304902" calcext:value-type="float">
            <text:p>663137304902</text:p>
          </table:table-cell>
          <table:table-cell office:value-type="float" office:value="60151.55" calcext:value-type="float">
            <text:p>60151,55</text:p>
          </table:table-cell>
          <table:table-cell office:value-type="float" office:value="4245385623619" calcext:value-type="float">
            <text:p>4245385623619</text:p>
          </table:table-cell>
          <table:table-cell office:value-type="float" office:value="60919.28" calcext:value-type="float">
            <text:p>60919,28</text:p>
          </table:table-cell>
          <table:table-cell office:value-type="float" office:value="173041393412" calcext:value-type="float">
            <text:p>173041393412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56849.13" calcext:value-type="float">
            <text:p>56849,13</text:p>
          </table:table-cell>
          <table:table-cell office:value-type="float" office:value="4949707379699" calcext:value-type="float">
            <text:p>4949707379699</text:p>
          </table:table-cell>
          <table:table-cell table:number-columns-repeated="2"/>
          <table:table-cell office:value-type="float" office:value="59319.83" calcext:value-type="float">
            <text:p>59319,83</text:p>
          </table:table-cell>
          <table:table-cell office:value-type="float" office:value="6025868400460" calcext:value-type="float">
            <text:p>6025868400460</text:p>
          </table:table-cell>
          <table:table-cell office:value-type="float" office:value="60483.59" calcext:value-type="float">
            <text:p>60483,59</text:p>
          </table:table-cell>
          <table:table-cell office:value-type="float" office:value="7375474637419" calcext:value-type="float">
            <text:p>7375474637419</text:p>
          </table:table-cell>
          <table:table-cell office:value-type="float" office:value="58198.13" calcext:value-type="float">
            <text:p>58198,13</text:p>
          </table:table-cell>
          <table:table-cell office:value-type="float" office:value="1418790946925" calcext:value-type="float">
            <text:p>1418790946925</text:p>
          </table:table-cell>
          <table:table-cell office:value-type="float" office:value="55221.61" calcext:value-type="float">
            <text:p>55221,61</text:p>
          </table:table-cell>
          <table:table-cell office:value-type="float" office:value="656768511095" calcext:value-type="float">
            <text:p>656768511095</text:p>
          </table:table-cell>
          <table:table-cell office:value-type="float" office:value="59600.22" calcext:value-type="float">
            <text:p>59600,22</text:p>
          </table:table-cell>
          <table:table-cell office:value-type="float" office:value="4205005422810" calcext:value-type="float">
            <text:p>4205005422810</text:p>
          </table:table-cell>
          <table:table-cell office:value-type="float" office:value="60340.5" calcext:value-type="float">
            <text:p>60340,5</text:p>
          </table:table-cell>
          <table:table-cell office:value-type="float" office:value="171147867253" calcext:value-type="float">
            <text:p>171147867253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56816.41" calcext:value-type="float">
            <text:p>56816,41</text:p>
          </table:table-cell>
          <table:table-cell office:value-type="float" office:value="4927507749039" calcext:value-type="float">
            <text:p>4927507749039</text:p>
          </table:table-cell>
          <table:table-cell table:number-columns-repeated="2"/>
          <table:table-cell office:value-type="float" office:value="59284.25" calcext:value-type="float">
            <text:p>59284,25</text:p>
          </table:table-cell>
          <table:table-cell office:value-type="float" office:value="6011409224707" calcext:value-type="float">
            <text:p>6011409224707</text:p>
          </table:table-cell>
          <table:table-cell office:value-type="float" office:value="60445.95" calcext:value-type="float">
            <text:p>60445,95</text:p>
          </table:table-cell>
          <table:table-cell office:value-type="float" office:value="7356734263622" calcext:value-type="float">
            <text:p>7356734263622</text:p>
          </table:table-cell>
          <table:table-cell office:value-type="float" office:value="58139.39" calcext:value-type="float">
            <text:p>58139,39</text:p>
          </table:table-cell>
          <table:table-cell office:value-type="float" office:value="1414231759248" calcext:value-type="float">
            <text:p>1414231759248</text:p>
          </table:table-cell>
          <table:table-cell office:value-type="float" office:value="55205.96" calcext:value-type="float">
            <text:p>55205,96</text:p>
          </table:table-cell>
          <table:table-cell office:value-type="float" office:value="655563224507" calcext:value-type="float">
            <text:p>655563224507</text:p>
          </table:table-cell>
          <table:table-cell office:value-type="float" office:value="59580.73" calcext:value-type="float">
            <text:p>59580,73</text:p>
          </table:table-cell>
          <table:table-cell office:value-type="float" office:value="4199834540791" calcext:value-type="float">
            <text:p>4199834540791</text:p>
          </table:table-cell>
          <table:table-cell office:value-type="float" office:value="60280.52" calcext:value-type="float">
            <text:p>60280,52</text:p>
          </table:table-cell>
          <table:table-cell office:value-type="float" office:value="168813920507" calcext:value-type="float">
            <text:p>168813920507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56675.27" calcext:value-type="float">
            <text:p>56675,27</text:p>
          </table:table-cell>
          <table:table-cell office:value-type="float" office:value="4880643949801" calcext:value-type="float">
            <text:p>4880643949801</text:p>
          </table:table-cell>
          <table:table-cell table:number-columns-repeated="2"/>
          <table:table-cell office:value-type="float" office:value="59148.01" calcext:value-type="float">
            <text:p>59148,01</text:p>
          </table:table-cell>
          <table:table-cell office:value-type="float" office:value="5979308081252" calcext:value-type="float">
            <text:p>5979308081252</text:p>
          </table:table-cell>
          <table:table-cell office:value-type="float" office:value="60285.04" calcext:value-type="float">
            <text:p>60285,04</text:p>
          </table:table-cell>
          <table:table-cell office:value-type="float" office:value="7308696847266" calcext:value-type="float">
            <text:p>7308696847266</text:p>
          </table:table-cell>
          <table:table-cell office:value-type="float" office:value="57970.3" calcext:value-type="float">
            <text:p>57970,3</text:p>
          </table:table-cell>
          <table:table-cell office:value-type="float" office:value="1406357319396" calcext:value-type="float">
            <text:p>1406357319396</text:p>
          </table:table-cell>
          <table:table-cell office:value-type="float" office:value="55032.67" calcext:value-type="float">
            <text:p>55032,67</text:p>
          </table:table-cell>
          <table:table-cell office:value-type="float" office:value="652347547902" calcext:value-type="float">
            <text:p>652347547902</text:p>
          </table:table-cell>
          <table:table-cell office:value-type="float" office:value="59411.85" calcext:value-type="float">
            <text:p>59411,85</text:p>
          </table:table-cell>
          <table:table-cell office:value-type="float" office:value="4180532890638" calcext:value-type="float">
            <text:p>4180532890638</text:p>
          </table:table-cell>
          <table:table-cell office:value-type="float" office:value="60093.79" calcext:value-type="float">
            <text:p>60093,79</text:p>
          </table:table-cell>
          <table:table-cell office:value-type="float" office:value="166441371725" calcext:value-type="float">
            <text:p>166441371725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56010.61" calcext:value-type="float">
            <text:p>56010,61</text:p>
          </table:table-cell>
          <table:table-cell office:value-type="float" office:value="4771720607917" calcext:value-type="float">
            <text:p>4771720607917</text:p>
          </table:table-cell>
          <table:table-cell table:number-columns-repeated="2"/>
          <table:table-cell office:value-type="float" office:value="58488.69" calcext:value-type="float">
            <text:p>58488,69</text:p>
          </table:table-cell>
          <table:table-cell office:value-type="float" office:value="5875898563958" calcext:value-type="float">
            <text:p>5875898563958</text:p>
          </table:table-cell>
          <table:table-cell office:value-type="float" office:value="59626.67" calcext:value-type="float">
            <text:p>59626,67</text:p>
          </table:table-cell>
          <table:table-cell office:value-type="float" office:value="7188911428728" calcext:value-type="float">
            <text:p>7188911428728</text:p>
          </table:table-cell>
          <table:table-cell office:value-type="float" office:value="57286.85" calcext:value-type="float">
            <text:p>57286,85</text:p>
          </table:table-cell>
          <table:table-cell office:value-type="float" office:value="1383560624648" calcext:value-type="float">
            <text:p>1383560624648</text:p>
          </table:table-cell>
          <table:table-cell office:value-type="float" office:value="54420.82" calcext:value-type="float">
            <text:p>54420,82</text:p>
          </table:table-cell>
          <table:table-cell office:value-type="float" office:value="643035363068" calcext:value-type="float">
            <text:p>643035363068</text:p>
          </table:table-cell>
          <table:table-cell office:value-type="float" office:value="58726.35" calcext:value-type="float">
            <text:p>58726,35</text:p>
          </table:table-cell>
          <table:table-cell office:value-type="float" office:value="4117266361650" calcext:value-type="float">
            <text:p>4117266361650</text:p>
          </table:table-cell>
          <table:table-cell office:value-type="float" office:value="59414.19" calcext:value-type="float">
            <text:p>59414,19</text:p>
          </table:table-cell>
          <table:table-cell office:value-type="float" office:value="162178576659" calcext:value-type="float">
            <text:p>162178576659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56010.61" calcext:value-type="float">
            <text:p>56010,61</text:p>
          </table:table-cell>
          <table:table-cell office:value-type="float" office:value="4771720607917" calcext:value-type="float">
            <text:p>4771720607917</text:p>
          </table:table-cell>
          <table:table-cell table:number-columns-repeated="2"/>
          <table:table-cell office:value-type="float" office:value="58488.69" calcext:value-type="float">
            <text:p>58488,69</text:p>
          </table:table-cell>
          <table:table-cell office:value-type="float" office:value="5875898563958" calcext:value-type="float">
            <text:p>5875898563958</text:p>
          </table:table-cell>
          <table:table-cell office:value-type="float" office:value="59626.67" calcext:value-type="float">
            <text:p>59626,67</text:p>
          </table:table-cell>
          <table:table-cell office:value-type="float" office:value="7188911428728" calcext:value-type="float">
            <text:p>7188911428728</text:p>
          </table:table-cell>
          <table:table-cell office:value-type="float" office:value="57286.85" calcext:value-type="float">
            <text:p>57286,85</text:p>
          </table:table-cell>
          <table:table-cell office:value-type="float" office:value="1383560624648" calcext:value-type="float">
            <text:p>1383560624648</text:p>
          </table:table-cell>
          <table:table-cell office:value-type="float" office:value="54420.82" calcext:value-type="float">
            <text:p>54420,82</text:p>
          </table:table-cell>
          <table:table-cell office:value-type="float" office:value="643035363068" calcext:value-type="float">
            <text:p>643035363068</text:p>
          </table:table-cell>
          <table:table-cell office:value-type="float" office:value="58726.35" calcext:value-type="float">
            <text:p>58726,35</text:p>
          </table:table-cell>
          <table:table-cell office:value-type="float" office:value="4117266361650" calcext:value-type="float">
            <text:p>4117266361650</text:p>
          </table:table-cell>
          <table:table-cell office:value-type="float" office:value="59414.19" calcext:value-type="float">
            <text:p>59414,19</text:p>
          </table:table-cell>
          <table:table-cell office:value-type="float" office:value="162178576659" calcext:value-type="float">
            <text:p>162178576659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56010.61" calcext:value-type="float">
            <text:p>56010,61</text:p>
          </table:table-cell>
          <table:table-cell office:value-type="float" office:value="4771720607917" calcext:value-type="float">
            <text:p>4771720607917</text:p>
          </table:table-cell>
          <table:table-cell table:number-columns-repeated="2"/>
          <table:table-cell office:value-type="float" office:value="58488.69" calcext:value-type="float">
            <text:p>58488,69</text:p>
          </table:table-cell>
          <table:table-cell office:value-type="float" office:value="5875898563958" calcext:value-type="float">
            <text:p>5875898563958</text:p>
          </table:table-cell>
          <table:table-cell office:value-type="float" office:value="59626.67" calcext:value-type="float">
            <text:p>59626,67</text:p>
          </table:table-cell>
          <table:table-cell office:value-type="float" office:value="7188911428728" calcext:value-type="float">
            <text:p>7188911428728</text:p>
          </table:table-cell>
          <table:table-cell office:value-type="float" office:value="57286.85" calcext:value-type="float">
            <text:p>57286,85</text:p>
          </table:table-cell>
          <table:table-cell office:value-type="float" office:value="1383560624648" calcext:value-type="float">
            <text:p>1383560624648</text:p>
          </table:table-cell>
          <table:table-cell office:value-type="float" office:value="54420.82" calcext:value-type="float">
            <text:p>54420,82</text:p>
          </table:table-cell>
          <table:table-cell office:value-type="float" office:value="643035363068" calcext:value-type="float">
            <text:p>643035363068</text:p>
          </table:table-cell>
          <table:table-cell office:value-type="float" office:value="58726.35" calcext:value-type="float">
            <text:p>58726,35</text:p>
          </table:table-cell>
          <table:table-cell office:value-type="float" office:value="4117266361650" calcext:value-type="float">
            <text:p>4117266361650</text:p>
          </table:table-cell>
          <table:table-cell office:value-type="float" office:value="59414.19" calcext:value-type="float">
            <text:p>59414,19</text:p>
          </table:table-cell>
          <table:table-cell office:value-type="float" office:value="162178576659" calcext:value-type="float">
            <text:p>162178576659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56620.54" calcext:value-type="float">
            <text:p>56620,54</text:p>
          </table:table-cell>
          <table:table-cell office:value-type="float" office:value="4784084959149" calcext:value-type="float">
            <text:p>4784084959149</text:p>
          </table:table-cell>
          <table:table-cell table:number-columns-repeated="2"/>
          <table:table-cell office:value-type="float" office:value="59082.89" calcext:value-type="float">
            <text:p>59082,89</text:p>
          </table:table-cell>
          <table:table-cell office:value-type="float" office:value="5900355956286" calcext:value-type="float">
            <text:p>5900355956286</text:p>
          </table:table-cell>
          <table:table-cell office:value-type="float" office:value="60264.53" calcext:value-type="float">
            <text:p>60264,53</text:p>
          </table:table-cell>
          <table:table-cell office:value-type="float" office:value="7224372147187" calcext:value-type="float">
            <text:p>7224372147187</text:p>
          </table:table-cell>
          <table:table-cell office:value-type="float" office:value="57912.84" calcext:value-type="float">
            <text:p>57912,84</text:p>
          </table:table-cell>
          <table:table-cell office:value-type="float" office:value="1394689559497" calcext:value-type="float">
            <text:p>1394689559497</text:p>
          </table:table-cell>
          <table:table-cell office:value-type="float" office:value="55017.95" calcext:value-type="float">
            <text:p>55017,95</text:p>
          </table:table-cell>
          <table:table-cell office:value-type="float" office:value="647864415330" calcext:value-type="float">
            <text:p>647864415330</text:p>
          </table:table-cell>
          <table:table-cell office:value-type="float" office:value="59399.92" calcext:value-type="float">
            <text:p>59399,92</text:p>
          </table:table-cell>
          <table:table-cell office:value-type="float" office:value="4143506877961" calcext:value-type="float">
            <text:p>4143506877961</text:p>
          </table:table-cell>
          <table:table-cell office:value-type="float" office:value="60043.95" calcext:value-type="float">
            <text:p>60043,95</text:p>
          </table:table-cell>
          <table:table-cell office:value-type="float" office:value="162179812360" calcext:value-type="float">
            <text:p>162179812360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56854.12" calcext:value-type="float">
            <text:p>56854,12</text:p>
          </table:table-cell>
          <table:table-cell office:value-type="float" office:value="4784864501294" calcext:value-type="float">
            <text:p>4784864501294</text:p>
          </table:table-cell>
          <table:table-cell table:number-columns-repeated="2"/>
          <table:table-cell office:value-type="float" office:value="59310.16" calcext:value-type="float">
            <text:p>59310,16</text:p>
          </table:table-cell>
          <table:table-cell office:value-type="float" office:value="5924182165347" calcext:value-type="float">
            <text:p>5924182165347</text:p>
          </table:table-cell>
          <table:table-cell office:value-type="float" office:value="60498.37" calcext:value-type="float">
            <text:p>60498,37</text:p>
          </table:table-cell>
          <table:table-cell office:value-type="float" office:value="7232643087160" calcext:value-type="float">
            <text:p>7232643087160</text:p>
          </table:table-cell>
          <table:table-cell office:value-type="float" office:value="58171.9" calcext:value-type="float">
            <text:p>58171,9</text:p>
          </table:table-cell>
          <table:table-cell office:value-type="float" office:value="1397519390803" calcext:value-type="float">
            <text:p>1397519390803</text:p>
          </table:table-cell>
          <table:table-cell office:value-type="float" office:value="55239.29" calcext:value-type="float">
            <text:p>55239,29</text:p>
          </table:table-cell>
          <table:table-cell office:value-type="float" office:value="650809546039" calcext:value-type="float">
            <text:p>650809546039</text:p>
          </table:table-cell>
          <table:table-cell office:value-type="float" office:value="59683.31" calcext:value-type="float">
            <text:p>59683,31</text:p>
          </table:table-cell>
          <table:table-cell office:value-type="float" office:value="4176031129708" calcext:value-type="float">
            <text:p>4176031129708</text:p>
          </table:table-cell>
          <table:table-cell office:value-type="float" office:value="60343.03" calcext:value-type="float">
            <text:p>60343,03</text:p>
          </table:table-cell>
          <table:table-cell office:value-type="float" office:value="160876898387" calcext:value-type="float">
            <text:p>160876898387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57121.78" calcext:value-type="float">
            <text:p>57121,78</text:p>
          </table:table-cell>
          <table:table-cell office:value-type="float" office:value="4817585479379" calcext:value-type="float">
            <text:p>4817585479379</text:p>
          </table:table-cell>
          <table:table-cell table:number-columns-repeated="2"/>
          <table:table-cell office:value-type="float" office:value="59662.2" calcext:value-type="float">
            <text:p>59662,2</text:p>
          </table:table-cell>
          <table:table-cell office:value-type="float" office:value="5954450817215" calcext:value-type="float">
            <text:p>5954450817215</text:p>
          </table:table-cell>
          <table:table-cell office:value-type="float" office:value="60819.67" calcext:value-type="float">
            <text:p>60819,67</text:p>
          </table:table-cell>
          <table:table-cell office:value-type="float" office:value="7254331084515" calcext:value-type="float">
            <text:p>7254331084515</text:p>
          </table:table-cell>
          <table:table-cell office:value-type="float" office:value="58495.86" calcext:value-type="float">
            <text:p>58495,86</text:p>
          </table:table-cell>
          <table:table-cell office:value-type="float" office:value="1405352911279" calcext:value-type="float">
            <text:p>1405352911279</text:p>
          </table:table-cell>
          <table:table-cell office:value-type="float" office:value="55526.73" calcext:value-type="float">
            <text:p>55526,73</text:p>
          </table:table-cell>
          <table:table-cell office:value-type="float" office:value="653421232295" calcext:value-type="float">
            <text:p>653421232295</text:p>
          </table:table-cell>
          <table:table-cell office:value-type="float" office:value="59980.31" calcext:value-type="float">
            <text:p>59980,31</text:p>
          </table:table-cell>
          <table:table-cell office:value-type="float" office:value="4193903881526" calcext:value-type="float">
            <text:p>4193903881526</text:p>
          </table:table-cell>
          <table:table-cell office:value-type="float" office:value="60618.57" calcext:value-type="float">
            <text:p>60618,57</text:p>
          </table:table-cell>
          <table:table-cell office:value-type="float" office:value="161059984759" calcext:value-type="float">
            <text:p>161059984759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57583.69" calcext:value-type="float">
            <text:p>57583,69</text:p>
          </table:table-cell>
          <table:table-cell office:value-type="float" office:value="4841574742101" calcext:value-type="float">
            <text:p>4841574742101</text:p>
          </table:table-cell>
          <table:table-cell table:number-columns-repeated="2"/>
          <table:table-cell office:value-type="float" office:value="60163.31" calcext:value-type="float">
            <text:p>60163,31</text:p>
          </table:table-cell>
          <table:table-cell office:value-type="float" office:value="5994224155739" calcext:value-type="float">
            <text:p>5994224155739</text:p>
          </table:table-cell>
          <table:table-cell office:value-type="float" office:value="61329.52" calcext:value-type="float">
            <text:p>61329,52</text:p>
          </table:table-cell>
          <table:table-cell office:value-type="float" office:value="7305580281031" calcext:value-type="float">
            <text:p>7305580281031</text:p>
          </table:table-cell>
          <table:table-cell office:value-type="float" office:value="58990.61" calcext:value-type="float">
            <text:p>58990,61</text:p>
          </table:table-cell>
          <table:table-cell office:value-type="float" office:value="1413697675283" calcext:value-type="float">
            <text:p>1413697675283</text:p>
          </table:table-cell>
          <table:table-cell office:value-type="float" office:value="55987.72" calcext:value-type="float">
            <text:p>55987,72</text:p>
          </table:table-cell>
          <table:table-cell office:value-type="float" office:value="658073050881" calcext:value-type="float">
            <text:p>658073050881</text:p>
          </table:table-cell>
          <table:table-cell office:value-type="float" office:value="60485.8" calcext:value-type="float">
            <text:p>60485,8</text:p>
          </table:table-cell>
          <table:table-cell office:value-type="float" office:value="4229145778631" calcext:value-type="float">
            <text:p>4229145778631</text:p>
          </table:table-cell>
          <table:table-cell office:value-type="float" office:value="61119.85" calcext:value-type="float">
            <text:p>61119,85</text:p>
          </table:table-cell>
          <table:table-cell office:value-type="float" office:value="161879051282" calcext:value-type="float">
            <text:p>161879051282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57672.69" calcext:value-type="float">
            <text:p>57672,69</text:p>
          </table:table-cell>
          <table:table-cell office:value-type="float" office:value="4835390240458" calcext:value-type="float">
            <text:p>4835390240458</text:p>
          </table:table-cell>
          <table:table-cell table:number-columns-repeated="2"/>
          <table:table-cell office:value-type="float" office:value="60276.13" calcext:value-type="float">
            <text:p>60276,13</text:p>
          </table:table-cell>
          <table:table-cell office:value-type="float" office:value="5993763655382" calcext:value-type="float">
            <text:p>5993763655382</text:p>
          </table:table-cell>
          <table:table-cell office:value-type="float" office:value="61455" calcext:value-type="float">
            <text:p>61455</text:p>
          </table:table-cell>
          <table:table-cell office:value-type="float" office:value="7308130982922" calcext:value-type="float">
            <text:p>7308130982922</text:p>
          </table:table-cell>
          <table:table-cell office:value-type="float" office:value="59059.2" calcext:value-type="float">
            <text:p>59059,2</text:p>
          </table:table-cell>
          <table:table-cell office:value-type="float" office:value="1412212621330" calcext:value-type="float">
            <text:p>1412212621330</text:p>
          </table:table-cell>
          <table:table-cell office:value-type="float" office:value="56090.19" calcext:value-type="float">
            <text:p>56090,19</text:p>
          </table:table-cell>
          <table:table-cell office:value-type="float" office:value="658733298229" calcext:value-type="float">
            <text:p>658733298229</text:p>
          </table:table-cell>
          <table:table-cell office:value-type="float" office:value="60555.17" calcext:value-type="float">
            <text:p>60555,17</text:p>
          </table:table-cell>
          <table:table-cell office:value-type="float" office:value="4228439865046" calcext:value-type="float">
            <text:p>4228439865046</text:p>
          </table:table-cell>
          <table:table-cell office:value-type="float" office:value="61180.75" calcext:value-type="float">
            <text:p>61180,75</text:p>
          </table:table-cell>
          <table:table-cell office:value-type="float" office:value="161411048010" calcext:value-type="float">
            <text:p>161411048010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57672.69" calcext:value-type="float">
            <text:p>57672,69</text:p>
          </table:table-cell>
          <table:table-cell office:value-type="float" office:value="4835390240458" calcext:value-type="float">
            <text:p>4835390240458</text:p>
          </table:table-cell>
          <table:table-cell table:number-columns-repeated="2"/>
          <table:table-cell office:value-type="float" office:value="60276.13" calcext:value-type="float">
            <text:p>60276,13</text:p>
          </table:table-cell>
          <table:table-cell office:value-type="float" office:value="5993763655382" calcext:value-type="float">
            <text:p>5993763655382</text:p>
          </table:table-cell>
          <table:table-cell office:value-type="float" office:value="61455" calcext:value-type="float">
            <text:p>61455</text:p>
          </table:table-cell>
          <table:table-cell office:value-type="float" office:value="7308130982922" calcext:value-type="float">
            <text:p>7308130982922</text:p>
          </table:table-cell>
          <table:table-cell office:value-type="float" office:value="59059.2" calcext:value-type="float">
            <text:p>59059,2</text:p>
          </table:table-cell>
          <table:table-cell office:value-type="float" office:value="1412212621330" calcext:value-type="float">
            <text:p>1412212621330</text:p>
          </table:table-cell>
          <table:table-cell office:value-type="float" office:value="56090.19" calcext:value-type="float">
            <text:p>56090,19</text:p>
          </table:table-cell>
          <table:table-cell office:value-type="float" office:value="658733298229" calcext:value-type="float">
            <text:p>658733298229</text:p>
          </table:table-cell>
          <table:table-cell office:value-type="float" office:value="60555.17" calcext:value-type="float">
            <text:p>60555,17</text:p>
          </table:table-cell>
          <table:table-cell office:value-type="float" office:value="4228439865046" calcext:value-type="float">
            <text:p>4228439865046</text:p>
          </table:table-cell>
          <table:table-cell office:value-type="float" office:value="61180.75" calcext:value-type="float">
            <text:p>61180,75</text:p>
          </table:table-cell>
          <table:table-cell office:value-type="float" office:value="161411048010" calcext:value-type="float">
            <text:p>161411048010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57672.69" calcext:value-type="float">
            <text:p>57672,69</text:p>
          </table:table-cell>
          <table:table-cell office:value-type="float" office:value="4835390240458" calcext:value-type="float">
            <text:p>4835390240458</text:p>
          </table:table-cell>
          <table:table-cell table:number-columns-repeated="2"/>
          <table:table-cell office:value-type="float" office:value="60276.13" calcext:value-type="float">
            <text:p>60276,13</text:p>
          </table:table-cell>
          <table:table-cell office:value-type="float" office:value="5993763655382" calcext:value-type="float">
            <text:p>5993763655382</text:p>
          </table:table-cell>
          <table:table-cell office:value-type="float" office:value="61455" calcext:value-type="float">
            <text:p>61455</text:p>
          </table:table-cell>
          <table:table-cell office:value-type="float" office:value="7308130982922" calcext:value-type="float">
            <text:p>7308130982922</text:p>
          </table:table-cell>
          <table:table-cell office:value-type="float" office:value="59059.2" calcext:value-type="float">
            <text:p>59059,2</text:p>
          </table:table-cell>
          <table:table-cell office:value-type="float" office:value="1412212621330" calcext:value-type="float">
            <text:p>1412212621330</text:p>
          </table:table-cell>
          <table:table-cell office:value-type="float" office:value="56090.19" calcext:value-type="float">
            <text:p>56090,19</text:p>
          </table:table-cell>
          <table:table-cell office:value-type="float" office:value="658733298229" calcext:value-type="float">
            <text:p>658733298229</text:p>
          </table:table-cell>
          <table:table-cell office:value-type="float" office:value="60555.17" calcext:value-type="float">
            <text:p>60555,17</text:p>
          </table:table-cell>
          <table:table-cell office:value-type="float" office:value="4228439865046" calcext:value-type="float">
            <text:p>4228439865046</text:p>
          </table:table-cell>
          <table:table-cell office:value-type="float" office:value="61180.75" calcext:value-type="float">
            <text:p>61180,75</text:p>
          </table:table-cell>
          <table:table-cell office:value-type="float" office:value="161411048010" calcext:value-type="float">
            <text:p>161411048010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58119.4" calcext:value-type="float">
            <text:p>58119,4</text:p>
          </table:table-cell>
          <table:table-cell office:value-type="float" office:value="4856508306731" calcext:value-type="float">
            <text:p>4856508306731</text:p>
          </table:table-cell>
          <table:table-cell table:number-columns-repeated="2"/>
          <table:table-cell office:value-type="float" office:value="60747.57" calcext:value-type="float">
            <text:p>60747,57</text:p>
          </table:table-cell>
          <table:table-cell office:value-type="float" office:value="6042438204103" calcext:value-type="float">
            <text:p>6042438204103</text:p>
          </table:table-cell>
          <table:table-cell office:value-type="float" office:value="61925.78" calcext:value-type="float">
            <text:p>61925,78</text:p>
          </table:table-cell>
          <table:table-cell office:value-type="float" office:value="7359453312090" calcext:value-type="float">
            <text:p>7359453312090</text:p>
          </table:table-cell>
          <table:table-cell office:value-type="float" office:value="59508.37" calcext:value-type="float">
            <text:p>59508,37</text:p>
          </table:table-cell>
          <table:table-cell office:value-type="float" office:value="1422308876733" calcext:value-type="float">
            <text:p>1422308876733</text:p>
          </table:table-cell>
          <table:table-cell office:value-type="float" office:value="56512.12" calcext:value-type="float">
            <text:p>56512,12</text:p>
          </table:table-cell>
          <table:table-cell office:value-type="float" office:value="663636615476" calcext:value-type="float">
            <text:p>663636615476</text:p>
          </table:table-cell>
          <table:table-cell office:value-type="float" office:value="61024.07" calcext:value-type="float">
            <text:p>61024,07</text:p>
          </table:table-cell>
          <table:table-cell office:value-type="float" office:value="4257706824601" calcext:value-type="float">
            <text:p>4257706824601</text:p>
          </table:table-cell>
          <table:table-cell office:value-type="float" office:value="61637.18" calcext:value-type="float">
            <text:p>61637,18</text:p>
          </table:table-cell>
          <table:table-cell office:value-type="float" office:value="162648467964" calcext:value-type="float">
            <text:p>162648467964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58266.83" calcext:value-type="float">
            <text:p>58266,83</text:p>
          </table:table-cell>
          <table:table-cell office:value-type="float" office:value="4871542340629" calcext:value-type="float">
            <text:p>4871542340629</text:p>
          </table:table-cell>
          <table:table-cell table:number-columns-repeated="2"/>
          <table:table-cell office:value-type="float" office:value="60877.43" calcext:value-type="float">
            <text:p>60877,43</text:p>
          </table:table-cell>
          <table:table-cell office:value-type="float" office:value="6061422549466" calcext:value-type="float">
            <text:p>6061422549466</text:p>
          </table:table-cell>
          <table:table-cell office:value-type="float" office:value="62060.06" calcext:value-type="float">
            <text:p>62060,06</text:p>
          </table:table-cell>
          <table:table-cell office:value-type="float" office:value="7382146005759" calcext:value-type="float">
            <text:p>7382146005759</text:p>
          </table:table-cell>
          <table:table-cell office:value-type="float" office:value="59633.9" calcext:value-type="float">
            <text:p>59633,9</text:p>
          </table:table-cell>
          <table:table-cell office:value-type="float" office:value="1425936434959" calcext:value-type="float">
            <text:p>1425936434959</text:p>
          </table:table-cell>
          <table:table-cell office:value-type="float" office:value="56608.84" calcext:value-type="float">
            <text:p>56608,84</text:p>
          </table:table-cell>
          <table:table-cell office:value-type="float" office:value="664484884730" calcext:value-type="float">
            <text:p>664484884730</text:p>
          </table:table-cell>
          <table:table-cell office:value-type="float" office:value="61150.55" calcext:value-type="float">
            <text:p>61150,55</text:p>
          </table:table-cell>
          <table:table-cell office:value-type="float" office:value="4270343512581" calcext:value-type="float">
            <text:p>4270343512581</text:p>
          </table:table-cell>
          <table:table-cell office:value-type="float" office:value="61784.99" calcext:value-type="float">
            <text:p>61784,99</text:p>
          </table:table-cell>
          <table:table-cell office:value-type="float" office:value="162734642799" calcext:value-type="float">
            <text:p>162734642799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58272.74" calcext:value-type="float">
            <text:p>58272,74</text:p>
          </table:table-cell>
          <table:table-cell office:value-type="float" office:value="4863355403243" calcext:value-type="float">
            <text:p>4863355403243</text:p>
          </table:table-cell>
          <table:table-cell table:number-columns-repeated="2"/>
          <table:table-cell office:value-type="float" office:value="60848.09" calcext:value-type="float">
            <text:p>60848,09</text:p>
          </table:table-cell>
          <table:table-cell office:value-type="float" office:value="6056667553847" calcext:value-type="float">
            <text:p>6056667553847</text:p>
          </table:table-cell>
          <table:table-cell office:value-type="float" office:value="62063.9" calcext:value-type="float">
            <text:p>62063,9</text:p>
          </table:table-cell>
          <table:table-cell office:value-type="float" office:value="7383174032489" calcext:value-type="float">
            <text:p>7383174032489</text:p>
          </table:table-cell>
          <table:table-cell office:value-type="float" office:value="59651.55" calcext:value-type="float">
            <text:p>59651,55</text:p>
          </table:table-cell>
          <table:table-cell office:value-type="float" office:value="1426005284133" calcext:value-type="float">
            <text:p>1426005284133</text:p>
          </table:table-cell>
          <table:table-cell office:value-type="float" office:value="56645.14" calcext:value-type="float">
            <text:p>56645,14</text:p>
          </table:table-cell>
          <table:table-cell office:value-type="float" office:value="664861199802" calcext:value-type="float">
            <text:p>664861199802</text:p>
          </table:table-cell>
          <table:table-cell office:value-type="float" office:value="61079.46" calcext:value-type="float">
            <text:p>61079,46</text:p>
          </table:table-cell>
          <table:table-cell office:value-type="float" office:value="4264983015075" calcext:value-type="float">
            <text:p>4264983015075</text:p>
          </table:table-cell>
          <table:table-cell office:value-type="float" office:value="61765.27" calcext:value-type="float">
            <text:p>61765,27</text:p>
          </table:table-cell>
          <table:table-cell office:value-type="float" office:value="162418784943" calcext:value-type="float">
            <text:p>162418784943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58731.38" calcext:value-type="float">
            <text:p>58731,38</text:p>
          </table:table-cell>
          <table:table-cell office:value-type="float" office:value="4915769545593" calcext:value-type="float">
            <text:p>4915769545593</text:p>
          </table:table-cell>
          <table:table-cell table:number-columns-repeated="2"/>
          <table:table-cell office:value-type="float" office:value="61326.02" calcext:value-type="float">
            <text:p>61326,02</text:p>
          </table:table-cell>
          <table:table-cell office:value-type="float" office:value="6109175855909" calcext:value-type="float">
            <text:p>6109175855909</text:p>
          </table:table-cell>
          <table:table-cell office:value-type="float" office:value="62565.32" calcext:value-type="float">
            <text:p>62565,32</text:p>
          </table:table-cell>
          <table:table-cell office:value-type="float" office:value="7444475220485" calcext:value-type="float">
            <text:p>7444475220485</text:p>
          </table:table-cell>
          <table:table-cell office:value-type="float" office:value="60162.35" calcext:value-type="float">
            <text:p>60162,35</text:p>
          </table:table-cell>
          <table:table-cell office:value-type="float" office:value="1438795334222" calcext:value-type="float">
            <text:p>1438795334222</text:p>
          </table:table-cell>
          <table:table-cell office:value-type="float" office:value="57083.78" calcext:value-type="float">
            <text:p>57083,78</text:p>
          </table:table-cell>
          <table:table-cell office:value-type="float" office:value="670394060610" calcext:value-type="float">
            <text:p>670394060610</text:p>
          </table:table-cell>
          <table:table-cell office:value-type="float" office:value="61572.9" calcext:value-type="float">
            <text:p>61572,9</text:p>
          </table:table-cell>
          <table:table-cell office:value-type="float" office:value="4300511186564" calcext:value-type="float">
            <text:p>4300511186564</text:p>
          </table:table-cell>
          <table:table-cell office:value-type="float" office:value="62262.61" calcext:value-type="float">
            <text:p>62262,61</text:p>
          </table:table-cell>
          <table:table-cell office:value-type="float" office:value="164060369711" calcext:value-type="float">
            <text:p>164060369711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57679.07" calcext:value-type="float">
            <text:p>57679,07</text:p>
          </table:table-cell>
          <table:table-cell office:value-type="float" office:value="4832901245627" calcext:value-type="float">
            <text:p>4832901245627</text:p>
          </table:table-cell>
          <table:table-cell table:number-columns-repeated="2"/>
          <table:table-cell office:value-type="float" office:value="60229.62" calcext:value-type="float">
            <text:p>60229,62</text:p>
          </table:table-cell>
          <table:table-cell office:value-type="float" office:value="6004424780009" calcext:value-type="float">
            <text:p>6004424780009</text:p>
          </table:table-cell>
          <table:table-cell office:value-type="float" office:value="61443.34" calcext:value-type="float">
            <text:p>61443,34</text:p>
          </table:table-cell>
          <table:table-cell office:value-type="float" office:value="7321812214024" calcext:value-type="float">
            <text:p>7321812214024</text:p>
          </table:table-cell>
          <table:table-cell office:value-type="float" office:value="59039.83" calcext:value-type="float">
            <text:p>59039,83</text:p>
          </table:table-cell>
          <table:table-cell office:value-type="float" office:value="1414310823764" calcext:value-type="float">
            <text:p>1414310823764</text:p>
          </table:table-cell>
          <table:table-cell office:value-type="float" office:value="56056.91" calcext:value-type="float">
            <text:p>56056,91</text:p>
          </table:table-cell>
          <table:table-cell office:value-type="float" office:value="660275069570" calcext:value-type="float">
            <text:p>660275069570</text:p>
          </table:table-cell>
          <table:table-cell office:value-type="float" office:value="60397.79" calcext:value-type="float">
            <text:p>60397,79</text:p>
          </table:table-cell>
          <table:table-cell office:value-type="float" office:value="4221542925043" calcext:value-type="float">
            <text:p>4221542925043</text:p>
          </table:table-cell>
          <table:table-cell office:value-type="float" office:value="61125.66" calcext:value-type="float">
            <text:p>61125,66</text:p>
          </table:table-cell>
          <table:table-cell office:value-type="float" office:value="161745328052" calcext:value-type="float">
            <text:p>161745328052</text:p>
          </table:table-cell>
        </table:table-row>
        <table:table-row table:style-name="ro1">
          <table:table-cell office:value-type="string" calcext:value-type="string">
            <text:p>2022-02-12</text:p>
          </table:table-cell>
          <table:table-cell office:value-type="float" office:value="57679.07" calcext:value-type="float">
            <text:p>57679,07</text:p>
          </table:table-cell>
          <table:table-cell office:value-type="float" office:value="4832901245627" calcext:value-type="float">
            <text:p>4832901245627</text:p>
          </table:table-cell>
          <table:table-cell table:number-columns-repeated="2"/>
          <table:table-cell office:value-type="float" office:value="60229.62" calcext:value-type="float">
            <text:p>60229,62</text:p>
          </table:table-cell>
          <table:table-cell office:value-type="float" office:value="6004424780009" calcext:value-type="float">
            <text:p>6004424780009</text:p>
          </table:table-cell>
          <table:table-cell office:value-type="float" office:value="61443.34" calcext:value-type="float">
            <text:p>61443,34</text:p>
          </table:table-cell>
          <table:table-cell office:value-type="float" office:value="7321812214024" calcext:value-type="float">
            <text:p>7321812214024</text:p>
          </table:table-cell>
          <table:table-cell office:value-type="float" office:value="59039.83" calcext:value-type="float">
            <text:p>59039,83</text:p>
          </table:table-cell>
          <table:table-cell office:value-type="float" office:value="1414310823764" calcext:value-type="float">
            <text:p>1414310823764</text:p>
          </table:table-cell>
          <table:table-cell office:value-type="float" office:value="56056.91" calcext:value-type="float">
            <text:p>56056,91</text:p>
          </table:table-cell>
          <table:table-cell office:value-type="float" office:value="660275069570" calcext:value-type="float">
            <text:p>660275069570</text:p>
          </table:table-cell>
          <table:table-cell office:value-type="float" office:value="60397.79" calcext:value-type="float">
            <text:p>60397,79</text:p>
          </table:table-cell>
          <table:table-cell office:value-type="float" office:value="4221542925043" calcext:value-type="float">
            <text:p>4221542925043</text:p>
          </table:table-cell>
          <table:table-cell office:value-type="float" office:value="61125.66" calcext:value-type="float">
            <text:p>61125,66</text:p>
          </table:table-cell>
          <table:table-cell office:value-type="float" office:value="161745328052" calcext:value-type="float">
            <text:p>161745328052</text:p>
          </table:table-cell>
        </table:table-row>
        <table:table-row table:style-name="ro1">
          <table:table-cell office:value-type="string" calcext:value-type="string">
            <text:p>2022-02-13</text:p>
          </table:table-cell>
          <table:table-cell office:value-type="float" office:value="57679.07" calcext:value-type="float">
            <text:p>57679,07</text:p>
          </table:table-cell>
          <table:table-cell office:value-type="float" office:value="4832901245627" calcext:value-type="float">
            <text:p>4832901245627</text:p>
          </table:table-cell>
          <table:table-cell table:number-columns-repeated="2"/>
          <table:table-cell office:value-type="float" office:value="60229.62" calcext:value-type="float">
            <text:p>60229,62</text:p>
          </table:table-cell>
          <table:table-cell office:value-type="float" office:value="6004424780009" calcext:value-type="float">
            <text:p>6004424780009</text:p>
          </table:table-cell>
          <table:table-cell office:value-type="float" office:value="61443.34" calcext:value-type="float">
            <text:p>61443,34</text:p>
          </table:table-cell>
          <table:table-cell office:value-type="float" office:value="7321812214024" calcext:value-type="float">
            <text:p>7321812214024</text:p>
          </table:table-cell>
          <table:table-cell office:value-type="float" office:value="59039.83" calcext:value-type="float">
            <text:p>59039,83</text:p>
          </table:table-cell>
          <table:table-cell office:value-type="float" office:value="1414310823764" calcext:value-type="float">
            <text:p>1414310823764</text:p>
          </table:table-cell>
          <table:table-cell office:value-type="float" office:value="56056.91" calcext:value-type="float">
            <text:p>56056,91</text:p>
          </table:table-cell>
          <table:table-cell office:value-type="float" office:value="660275069570" calcext:value-type="float">
            <text:p>660275069570</text:p>
          </table:table-cell>
          <table:table-cell office:value-type="float" office:value="60397.79" calcext:value-type="float">
            <text:p>60397,79</text:p>
          </table:table-cell>
          <table:table-cell office:value-type="float" office:value="4221542925043" calcext:value-type="float">
            <text:p>4221542925043</text:p>
          </table:table-cell>
          <table:table-cell office:value-type="float" office:value="61125.66" calcext:value-type="float">
            <text:p>61125,66</text:p>
          </table:table-cell>
          <table:table-cell office:value-type="float" office:value="161745328052" calcext:value-type="float">
            <text:p>161745328052</text:p>
          </table:table-cell>
        </table:table-row>
        <table:table-row table:style-name="ro1">
          <table:table-cell office:value-type="string" calcext:value-type="string">
            <text:p>2022-02-14</text:p>
          </table:table-cell>
          <table:table-cell office:value-type="float" office:value="57404.23" calcext:value-type="float">
            <text:p>57404,23</text:p>
          </table:table-cell>
          <table:table-cell office:value-type="float" office:value="4828692908024" calcext:value-type="float">
            <text:p>4828692908024</text:p>
          </table:table-cell>
          <table:table-cell table:number-columns-repeated="2"/>
          <table:table-cell office:value-type="float" office:value="59914.66" calcext:value-type="float">
            <text:p>59914,66</text:p>
          </table:table-cell>
          <table:table-cell office:value-type="float" office:value="5986900060857" calcext:value-type="float">
            <text:p>5986900060857</text:p>
          </table:table-cell>
          <table:table-cell office:value-type="float" office:value="61139.37" calcext:value-type="float">
            <text:p>61139,37</text:p>
          </table:table-cell>
          <table:table-cell office:value-type="float" office:value="7314624486494" calcext:value-type="float">
            <text:p>7314624486494</text:p>
          </table:table-cell>
          <table:table-cell office:value-type="float" office:value="58714.9" calcext:value-type="float">
            <text:p>58714,9</text:p>
          </table:table-cell>
          <table:table-cell office:value-type="float" office:value="1411740094661" calcext:value-type="float">
            <text:p>1411740094661</text:p>
          </table:table-cell>
          <table:table-cell office:value-type="float" office:value="55760.55" calcext:value-type="float">
            <text:p>55760,55</text:p>
          </table:table-cell>
          <table:table-cell office:value-type="float" office:value="658719636219" calcext:value-type="float">
            <text:p>658719636219</text:p>
          </table:table-cell>
          <table:table-cell office:value-type="float" office:value="60047.87" calcext:value-type="float">
            <text:p>60047,87</text:p>
          </table:table-cell>
          <table:table-cell office:value-type="float" office:value="4198396228028" calcext:value-type="float">
            <text:p>4198396228028</text:p>
          </table:table-cell>
          <table:table-cell office:value-type="float" office:value="60833.52" calcext:value-type="float">
            <text:p>60833,52</text:p>
          </table:table-cell>
          <table:table-cell office:value-type="float" office:value="161966962592" calcext:value-type="float">
            <text:p>161966962592</text:p>
          </table:table-cell>
        </table:table-row>
        <table:table-row table:style-name="ro1">
          <table:table-cell office:value-type="string" calcext:value-type="string">
            <text:p>2022-02-15</text:p>
          </table:table-cell>
          <table:table-cell office:value-type="float" office:value="57100.55" calcext:value-type="float">
            <text:p>57100,55</text:p>
          </table:table-cell>
          <table:table-cell office:value-type="float" office:value="4824551119813" calcext:value-type="float">
            <text:p>4824551119813</text:p>
          </table:table-cell>
          <table:table-cell table:number-columns-repeated="2"/>
          <table:table-cell office:value-type="float" office:value="59578.28" calcext:value-type="float">
            <text:p>59578,28</text:p>
          </table:table-cell>
          <table:table-cell office:value-type="float" office:value="5971976629315" calcext:value-type="float">
            <text:p>5971976629315</text:p>
          </table:table-cell>
          <table:table-cell office:value-type="float" office:value="60795.48" calcext:value-type="float">
            <text:p>60795,48</text:p>
          </table:table-cell>
          <table:table-cell office:value-type="float" office:value="7296987446325" calcext:value-type="float">
            <text:p>7296987446325</text:p>
          </table:table-cell>
          <table:table-cell office:value-type="float" office:value="58379.9" calcext:value-type="float">
            <text:p>58379,9</text:p>
          </table:table-cell>
          <table:table-cell office:value-type="float" office:value="1407119598264" calcext:value-type="float">
            <text:p>1407119598264</text:p>
          </table:table-cell>
          <table:table-cell office:value-type="float" office:value="55467.57" calcext:value-type="float">
            <text:p>55467,57</text:p>
          </table:table-cell>
          <table:table-cell office:value-type="float" office:value="660703673061" calcext:value-type="float">
            <text:p>660703673061</text:p>
          </table:table-cell>
          <table:table-cell office:value-type="float" office:value="59729.53" calcext:value-type="float">
            <text:p>59729,53</text:p>
          </table:table-cell>
          <table:table-cell office:value-type="float" office:value="4171466823789" calcext:value-type="float">
            <text:p>4171466823789</text:p>
          </table:table-cell>
          <table:table-cell office:value-type="float" office:value="60506.08" calcext:value-type="float">
            <text:p>60506,08</text:p>
          </table:table-cell>
          <table:table-cell office:value-type="float" office:value="161017627643" calcext:value-type="float">
            <text:p>161017627643</text:p>
          </table:table-cell>
        </table:table-row>
        <table:table-row table:style-name="ro1">
          <table:table-cell office:value-type="string" calcext:value-type="string">
            <text:p>2022-02-16</text:p>
          </table:table-cell>
          <table:table-cell office:value-type="float" office:value="57319.95" calcext:value-type="float">
            <text:p>57319,95</text:p>
          </table:table-cell>
          <table:table-cell office:value-type="float" office:value="4850309644579" calcext:value-type="float">
            <text:p>4850309644579</text:p>
          </table:table-cell>
          <table:table-cell table:number-columns-repeated="2"/>
          <table:table-cell office:value-type="float" office:value="59813.1" calcext:value-type="float">
            <text:p>59813,1</text:p>
          </table:table-cell>
          <table:table-cell office:value-type="float" office:value="5997911302445" calcext:value-type="float">
            <text:p>5997911302445</text:p>
          </table:table-cell>
          <table:table-cell office:value-type="float" office:value="61033.08" calcext:value-type="float">
            <text:p>61033,08</text:p>
          </table:table-cell>
          <table:table-cell office:value-type="float" office:value="7330514595189" calcext:value-type="float">
            <text:p>7330514595189</text:p>
          </table:table-cell>
          <table:table-cell office:value-type="float" office:value="58629.33" calcext:value-type="float">
            <text:p>58629,33</text:p>
          </table:table-cell>
          <table:table-cell office:value-type="float" office:value="1414104647026" calcext:value-type="float">
            <text:p>1414104647026</text:p>
          </table:table-cell>
          <table:table-cell office:value-type="float" office:value="55703.21" calcext:value-type="float">
            <text:p>55703,21</text:p>
          </table:table-cell>
          <table:table-cell office:value-type="float" office:value="664421768461" calcext:value-type="float">
            <text:p>664421768461</text:p>
          </table:table-cell>
          <table:table-cell office:value-type="float" office:value="59962.36" calcext:value-type="float">
            <text:p>59962,36</text:p>
          </table:table-cell>
          <table:table-cell office:value-type="float" office:value="4189358322455" calcext:value-type="float">
            <text:p>4189358322455</text:p>
          </table:table-cell>
          <table:table-cell office:value-type="float" office:value="60730.47" calcext:value-type="float">
            <text:p>60730,47</text:p>
          </table:table-cell>
          <table:table-cell office:value-type="float" office:value="161794171804" calcext:value-type="float">
            <text:p>161794171804</text:p>
          </table:table-cell>
        </table:table-row>
        <table:table-row table:style-name="ro1">
          <table:table-cell office:value-type="string" calcext:value-type="string">
            <text:p>2022-02-17</text:p>
          </table:table-cell>
          <table:table-cell office:value-type="float" office:value="57348.78" calcext:value-type="float">
            <text:p>57348,78</text:p>
          </table:table-cell>
          <table:table-cell office:value-type="float" office:value="4850161027217" calcext:value-type="float">
            <text:p>4850161027217</text:p>
          </table:table-cell>
          <table:table-cell table:number-columns-repeated="2"/>
          <table:table-cell office:value-type="float" office:value="59851.85" calcext:value-type="float">
            <text:p>59851,85</text:p>
          </table:table-cell>
          <table:table-cell office:value-type="float" office:value="5993741008845" calcext:value-type="float">
            <text:p>5993741008845</text:p>
          </table:table-cell>
          <table:table-cell office:value-type="float" office:value="61081.5" calcext:value-type="float">
            <text:p>61081,5</text:p>
          </table:table-cell>
          <table:table-cell office:value-type="float" office:value="7333410608221" calcext:value-type="float">
            <text:p>7333410608221</text:p>
          </table:table-cell>
          <table:table-cell office:value-type="float" office:value="58637.49" calcext:value-type="float">
            <text:p>58637,49</text:p>
          </table:table-cell>
          <table:table-cell office:value-type="float" office:value="1412711996597" calcext:value-type="float">
            <text:p>1412711996597</text:p>
          </table:table-cell>
          <table:table-cell office:value-type="float" office:value="55724.52" calcext:value-type="float">
            <text:p>55724,52</text:p>
          </table:table-cell>
          <table:table-cell office:value-type="float" office:value="664766450574" calcext:value-type="float">
            <text:p>664766450574</text:p>
          </table:table-cell>
          <table:table-cell office:value-type="float" office:value="60009.38" calcext:value-type="float">
            <text:p>60009,38</text:p>
          </table:table-cell>
          <table:table-cell office:value-type="float" office:value="4189995768293" calcext:value-type="float">
            <text:p>4189995768293</text:p>
          </table:table-cell>
          <table:table-cell office:value-type="float" office:value="60750.97" calcext:value-type="float">
            <text:p>60750,97</text:p>
          </table:table-cell>
          <table:table-cell office:value-type="float" office:value="161616939246" calcext:value-type="float">
            <text:p>161616939246</text:p>
          </table:table-cell>
        </table:table-row>
        <table:table-row table:style-name="ro1">
          <table:table-cell office:value-type="string" calcext:value-type="string">
            <text:p>2022-02-18</text:p>
          </table:table-cell>
          <table:table-cell office:value-type="float" office:value="56924.16" calcext:value-type="float">
            <text:p>56924,16</text:p>
          </table:table-cell>
          <table:table-cell office:value-type="float" office:value="4788371255455" calcext:value-type="float">
            <text:p>4788371255455</text:p>
          </table:table-cell>
          <table:table-cell table:number-columns-repeated="2"/>
          <table:table-cell office:value-type="float" office:value="59419.44" calcext:value-type="float">
            <text:p>59419,44</text:p>
          </table:table-cell>
          <table:table-cell office:value-type="float" office:value="5933919086222" calcext:value-type="float">
            <text:p>5933919086222</text:p>
          </table:table-cell>
          <table:table-cell office:value-type="float" office:value="60630.87" calcext:value-type="float">
            <text:p>60630,87</text:p>
          </table:table-cell>
          <table:table-cell office:value-type="float" office:value="7255156543115" calcext:value-type="float">
            <text:p>7255156543115</text:p>
          </table:table-cell>
          <table:table-cell office:value-type="float" office:value="58185.6" calcext:value-type="float">
            <text:p>58185,6</text:p>
          </table:table-cell>
          <table:table-cell office:value-type="float" office:value="1398631276644" calcext:value-type="float">
            <text:p>1398631276644</text:p>
          </table:table-cell>
          <table:table-cell office:value-type="float" office:value="55304.83" calcext:value-type="float">
            <text:p>55304,83</text:p>
          </table:table-cell>
          <table:table-cell office:value-type="float" office:value="658876413213" calcext:value-type="float">
            <text:p>658876413213</text:p>
          </table:table-cell>
          <table:table-cell office:value-type="float" office:value="59534.51" calcext:value-type="float">
            <text:p>59534,51</text:p>
          </table:table-cell>
          <table:table-cell office:value-type="float" office:value="4149062147879" calcext:value-type="float">
            <text:p>4149062147879</text:p>
          </table:table-cell>
          <table:table-cell office:value-type="float" office:value="60284.66" calcext:value-type="float">
            <text:p>60284,66</text:p>
          </table:table-cell>
          <table:table-cell office:value-type="float" office:value="159395748492" calcext:value-type="float">
            <text:p>159395748492</text:p>
          </table:table-cell>
        </table:table-row>
        <table:table-row table:style-name="ro1">
          <table:table-cell office:value-type="string" calcext:value-type="string">
            <text:p>2022-02-19</text:p>
          </table:table-cell>
          <table:table-cell office:value-type="float" office:value="56924.16" calcext:value-type="float">
            <text:p>56924,16</text:p>
          </table:table-cell>
          <table:table-cell office:value-type="float" office:value="4788371255455" calcext:value-type="float">
            <text:p>4788371255455</text:p>
          </table:table-cell>
          <table:table-cell table:number-columns-repeated="2"/>
          <table:table-cell office:value-type="float" office:value="59419.44" calcext:value-type="float">
            <text:p>59419,44</text:p>
          </table:table-cell>
          <table:table-cell office:value-type="float" office:value="5933919086222" calcext:value-type="float">
            <text:p>5933919086222</text:p>
          </table:table-cell>
          <table:table-cell office:value-type="float" office:value="60630.87" calcext:value-type="float">
            <text:p>60630,87</text:p>
          </table:table-cell>
          <table:table-cell office:value-type="float" office:value="7255156543115" calcext:value-type="float">
            <text:p>7255156543115</text:p>
          </table:table-cell>
          <table:table-cell office:value-type="float" office:value="58185.6" calcext:value-type="float">
            <text:p>58185,6</text:p>
          </table:table-cell>
          <table:table-cell office:value-type="float" office:value="1398631276644" calcext:value-type="float">
            <text:p>1398631276644</text:p>
          </table:table-cell>
          <table:table-cell office:value-type="float" office:value="55304.83" calcext:value-type="float">
            <text:p>55304,83</text:p>
          </table:table-cell>
          <table:table-cell office:value-type="float" office:value="658876413213" calcext:value-type="float">
            <text:p>658876413213</text:p>
          </table:table-cell>
          <table:table-cell office:value-type="float" office:value="59534.51" calcext:value-type="float">
            <text:p>59534,51</text:p>
          </table:table-cell>
          <table:table-cell office:value-type="float" office:value="4149062147879" calcext:value-type="float">
            <text:p>4149062147879</text:p>
          </table:table-cell>
          <table:table-cell office:value-type="float" office:value="60284.66" calcext:value-type="float">
            <text:p>60284,66</text:p>
          </table:table-cell>
          <table:table-cell office:value-type="float" office:value="159395748492" calcext:value-type="float">
            <text:p>159395748492</text:p>
          </table:table-cell>
        </table:table-row>
        <table:table-row table:style-name="ro1">
          <table:table-cell office:value-type="string" calcext:value-type="string">
            <text:p>2022-02-20</text:p>
          </table:table-cell>
          <table:table-cell office:value-type="float" office:value="56924.16" calcext:value-type="float">
            <text:p>56924,16</text:p>
          </table:table-cell>
          <table:table-cell office:value-type="float" office:value="4788371255455" calcext:value-type="float">
            <text:p>4788371255455</text:p>
          </table:table-cell>
          <table:table-cell table:number-columns-repeated="2"/>
          <table:table-cell office:value-type="float" office:value="59419.44" calcext:value-type="float">
            <text:p>59419,44</text:p>
          </table:table-cell>
          <table:table-cell office:value-type="float" office:value="5933919086222" calcext:value-type="float">
            <text:p>5933919086222</text:p>
          </table:table-cell>
          <table:table-cell office:value-type="float" office:value="60630.87" calcext:value-type="float">
            <text:p>60630,87</text:p>
          </table:table-cell>
          <table:table-cell office:value-type="float" office:value="7255156543115" calcext:value-type="float">
            <text:p>7255156543115</text:p>
          </table:table-cell>
          <table:table-cell office:value-type="float" office:value="58185.6" calcext:value-type="float">
            <text:p>58185,6</text:p>
          </table:table-cell>
          <table:table-cell office:value-type="float" office:value="1398631276644" calcext:value-type="float">
            <text:p>1398631276644</text:p>
          </table:table-cell>
          <table:table-cell office:value-type="float" office:value="55304.83" calcext:value-type="float">
            <text:p>55304,83</text:p>
          </table:table-cell>
          <table:table-cell office:value-type="float" office:value="658876413213" calcext:value-type="float">
            <text:p>658876413213</text:p>
          </table:table-cell>
          <table:table-cell office:value-type="float" office:value="59534.51" calcext:value-type="float">
            <text:p>59534,51</text:p>
          </table:table-cell>
          <table:table-cell office:value-type="float" office:value="4149062147879" calcext:value-type="float">
            <text:p>4149062147879</text:p>
          </table:table-cell>
          <table:table-cell office:value-type="float" office:value="60284.66" calcext:value-type="float">
            <text:p>60284,66</text:p>
          </table:table-cell>
          <table:table-cell office:value-type="float" office:value="159395748492" calcext:value-type="float">
            <text:p>159395748492</text:p>
          </table:table-cell>
        </table:table-row>
        <table:table-row table:style-name="ro1">
          <table:table-cell office:value-type="string" calcext:value-type="string">
            <text:p>2022-02-21</text:p>
          </table:table-cell>
          <table:table-cell office:value-type="float" office:value="56360.35" calcext:value-type="float">
            <text:p>56360,35</text:p>
          </table:table-cell>
          <table:table-cell office:value-type="float" office:value="4729467864989" calcext:value-type="float">
            <text:p>4729467864989</text:p>
          </table:table-cell>
          <table:table-cell table:number-columns-repeated="2"/>
          <table:table-cell office:value-type="float" office:value="58828.18" calcext:value-type="float">
            <text:p>58828,18</text:p>
          </table:table-cell>
          <table:table-cell office:value-type="float" office:value="5870303676018" calcext:value-type="float">
            <text:p>5870303676018</text:p>
          </table:table-cell>
          <table:table-cell office:value-type="float" office:value="60011.72" calcext:value-type="float">
            <text:p>60011,72</text:p>
          </table:table-cell>
          <table:table-cell office:value-type="float" office:value="7175978002383" calcext:value-type="float">
            <text:p>7175978002383</text:p>
          </table:table-cell>
          <table:table-cell office:value-type="float" office:value="57569.72" calcext:value-type="float">
            <text:p>57569,72</text:p>
          </table:table-cell>
          <table:table-cell office:value-type="float" office:value="1383585929228" calcext:value-type="float">
            <text:p>1383585929228</text:p>
          </table:table-cell>
          <table:table-cell office:value-type="float" office:value="54742.56" calcext:value-type="float">
            <text:p>54742,56</text:p>
          </table:table-cell>
          <table:table-cell office:value-type="float" office:value="652341267471" calcext:value-type="float">
            <text:p>652341267471</text:p>
          </table:table-cell>
          <table:table-cell office:value-type="float" office:value="58908.87" calcext:value-type="float">
            <text:p>58908,87</text:p>
          </table:table-cell>
          <table:table-cell office:value-type="float" office:value="4106296219345" calcext:value-type="float">
            <text:p>4106296219345</text:p>
          </table:table-cell>
          <table:table-cell office:value-type="float" office:value="59651.83" calcext:value-type="float">
            <text:p>59651,83</text:p>
          </table:table-cell>
          <table:table-cell office:value-type="float" office:value="158111154845" calcext:value-type="float">
            <text:p>158111154845</text:p>
          </table:table-cell>
        </table:table-row>
        <table:table-row table:style-name="ro1">
          <table:table-cell office:value-type="string" calcext:value-type="string">
            <text:p>2022-02-22</text:p>
          </table:table-cell>
          <table:table-cell office:value-type="float" office:value="56340.33" calcext:value-type="float">
            <text:p>56340,33</text:p>
          </table:table-cell>
          <table:table-cell office:value-type="float" office:value="4723210561943" calcext:value-type="float">
            <text:p>4723210561943</text:p>
          </table:table-cell>
          <table:table-cell table:number-columns-repeated="2"/>
          <table:table-cell office:value-type="float" office:value="58820.22" calcext:value-type="float">
            <text:p>58820,22</text:p>
          </table:table-cell>
          <table:table-cell office:value-type="float" office:value="5868193265033" calcext:value-type="float">
            <text:p>5868193265033</text:p>
          </table:table-cell>
          <table:table-cell office:value-type="float" office:value="60008.76" calcext:value-type="float">
            <text:p>60008,76</text:p>
          </table:table-cell>
          <table:table-cell office:value-type="float" office:value="7173019972695" calcext:value-type="float">
            <text:p>7173019972695</text:p>
          </table:table-cell>
          <table:table-cell office:value-type="float" office:value="57561.82" calcext:value-type="float">
            <text:p>57561,82</text:p>
          </table:table-cell>
          <table:table-cell office:value-type="float" office:value="1383192110461" calcext:value-type="float">
            <text:p>1383192110461</text:p>
          </table:table-cell>
          <table:table-cell office:value-type="float" office:value="54766.79" calcext:value-type="float">
            <text:p>54766,79</text:p>
          </table:table-cell>
          <table:table-cell office:value-type="float" office:value="652644551568" calcext:value-type="float">
            <text:p>652644551568</text:p>
          </table:table-cell>
          <table:table-cell office:value-type="float" office:value="58884.3" calcext:value-type="float">
            <text:p>58884,3</text:p>
          </table:table-cell>
          <table:table-cell office:value-type="float" office:value="4104223567970" calcext:value-type="float">
            <text:p>4104223567970</text:p>
          </table:table-cell>
          <table:table-cell office:value-type="float" office:value="59670.35" calcext:value-type="float">
            <text:p>59670,35</text:p>
          </table:table-cell>
          <table:table-cell office:value-type="float" office:value="157982546336" calcext:value-type="float">
            <text:p>157982546336</text:p>
          </table:table-cell>
        </table:table-row>
        <table:table-row table:style-name="ro1">
          <table:table-cell office:value-type="string" calcext:value-type="string">
            <text:p>2022-02-23</text:p>
          </table:table-cell>
          <table:table-cell office:value-type="float" office:value="55751.13" calcext:value-type="float">
            <text:p>55751,13</text:p>
          </table:table-cell>
          <table:table-cell office:value-type="float" office:value="4652387514705" calcext:value-type="float">
            <text:p>4652387514705</text:p>
          </table:table-cell>
          <table:table-cell table:number-columns-repeated="2"/>
          <table:table-cell office:value-type="float" office:value="58220.12" calcext:value-type="float">
            <text:p>58220,12</text:p>
          </table:table-cell>
          <table:table-cell office:value-type="float" office:value="5804758458689" calcext:value-type="float">
            <text:p>5804758458689</text:p>
          </table:table-cell>
          <table:table-cell office:value-type="float" office:value="59408.88" calcext:value-type="float">
            <text:p>59408,88</text:p>
          </table:table-cell>
          <table:table-cell office:value-type="float" office:value="7094022772532" calcext:value-type="float">
            <text:p>7094022772532</text:p>
          </table:table-cell>
          <table:table-cell office:value-type="float" office:value="56940.18" calcext:value-type="float">
            <text:p>56940,18</text:p>
          </table:table-cell>
          <table:table-cell office:value-type="float" office:value="1367010252645" calcext:value-type="float">
            <text:p>1367010252645</text:p>
          </table:table-cell>
          <table:table-cell office:value-type="float" office:value="54173.06" calcext:value-type="float">
            <text:p>54173,06</text:p>
          </table:table-cell>
          <table:table-cell office:value-type="float" office:value="645108814642" calcext:value-type="float">
            <text:p>645108814642</text:p>
          </table:table-cell>
          <table:table-cell office:value-type="float" office:value="58279.85" calcext:value-type="float">
            <text:p>58279,85</text:p>
          </table:table-cell>
          <table:table-cell office:value-type="float" office:value="4059734160134" calcext:value-type="float">
            <text:p>4059734160134</text:p>
          </table:table-cell>
          <table:table-cell office:value-type="float" office:value="59026.43" calcext:value-type="float">
            <text:p>59026,43</text:p>
          </table:table-cell>
          <table:table-cell office:value-type="float" office:value="155937185232" calcext:value-type="float">
            <text:p>155937185232</text:p>
          </table:table-cell>
        </table:table-row>
        <table:table-row table:style-name="ro1">
          <table:table-cell office:value-type="string" calcext:value-type="string">
            <text:p>2022-02-24</text:p>
          </table:table-cell>
          <table:table-cell office:value-type="float" office:value="55135.71" calcext:value-type="float">
            <text:p>55135,71</text:p>
          </table:table-cell>
          <table:table-cell office:value-type="float" office:value="4593221129243" calcext:value-type="float">
            <text:p>4593221129243</text:p>
          </table:table-cell>
          <table:table-cell table:number-columns-repeated="2"/>
          <table:table-cell office:value-type="float" office:value="57582.03" calcext:value-type="float">
            <text:p>57582,03</text:p>
          </table:table-cell>
          <table:table-cell office:value-type="float" office:value="5738078655246" calcext:value-type="float">
            <text:p>5738078655246</text:p>
          </table:table-cell>
          <table:table-cell office:value-type="float" office:value="58738.05" calcext:value-type="float">
            <text:p>58738,05</text:p>
          </table:table-cell>
          <table:table-cell office:value-type="float" office:value="7008427337486" calcext:value-type="float">
            <text:p>7008427337486</text:p>
          </table:table-cell>
          <table:table-cell office:value-type="float" office:value="56267.64" calcext:value-type="float">
            <text:p>56267,64</text:p>
          </table:table-cell>
          <table:table-cell office:value-type="float" office:value="1350031720909" calcext:value-type="float">
            <text:p>1350031720909</text:p>
          </table:table-cell>
          <table:table-cell office:value-type="float" office:value="53554.96" calcext:value-type="float">
            <text:p>53554,96</text:p>
          </table:table-cell>
          <table:table-cell office:value-type="float" office:value="637591001859" calcext:value-type="float">
            <text:p>637591001859</text:p>
          </table:table-cell>
          <table:table-cell office:value-type="float" office:value="57627.62" calcext:value-type="float">
            <text:p>57627,62</text:p>
          </table:table-cell>
          <table:table-cell office:value-type="float" office:value="4011457936505" calcext:value-type="float">
            <text:p>4011457936505</text:p>
          </table:table-cell>
          <table:table-cell office:value-type="float" office:value="58399.63" calcext:value-type="float">
            <text:p>58399,63</text:p>
          </table:table-cell>
          <table:table-cell office:value-type="float" office:value="153666622150" calcext:value-type="float">
            <text:p>153666622150</text:p>
          </table:table-cell>
        </table:table-row>
        <table:table-row table:style-name="ro1">
          <table:table-cell office:value-type="string" calcext:value-type="string">
            <text:p>2022-02-25</text:p>
          </table:table-cell>
          <table:table-cell office:value-type="float" office:value="55101.54" calcext:value-type="float">
            <text:p>55101,54</text:p>
          </table:table-cell>
          <table:table-cell office:value-type="float" office:value="4577721624701" calcext:value-type="float">
            <text:p>4577721624701</text:p>
          </table:table-cell>
          <table:table-cell table:number-columns-repeated="2"/>
          <table:table-cell office:value-type="float" office:value="57525.61" calcext:value-type="float">
            <text:p>57525,61</text:p>
          </table:table-cell>
          <table:table-cell office:value-type="float" office:value="5724217494546" calcext:value-type="float">
            <text:p>5724217494546</text:p>
          </table:table-cell>
          <table:table-cell office:value-type="float" office:value="58731.76" calcext:value-type="float">
            <text:p>58731,76</text:p>
          </table:table-cell>
          <table:table-cell office:value-type="float" office:value="6993459995887" calcext:value-type="float">
            <text:p>6993459995887</text:p>
          </table:table-cell>
          <table:table-cell office:value-type="float" office:value="56277.51" calcext:value-type="float">
            <text:p>56277,51</text:p>
          </table:table-cell>
          <table:table-cell office:value-type="float" office:value="1348343301676" calcext:value-type="float">
            <text:p>1348343301676</text:p>
          </table:table-cell>
          <table:table-cell office:value-type="float" office:value="53563.6" calcext:value-type="float">
            <text:p>53563,6</text:p>
          </table:table-cell>
          <table:table-cell office:value-type="float" office:value="637138916955" calcext:value-type="float">
            <text:p>637138916955</text:p>
          </table:table-cell>
          <table:table-cell office:value-type="float" office:value="57628.95" calcext:value-type="float">
            <text:p>57628,95</text:p>
          </table:table-cell>
          <table:table-cell office:value-type="float" office:value="4007606854471" calcext:value-type="float">
            <text:p>4007606854471</text:p>
          </table:table-cell>
          <table:table-cell office:value-type="float" office:value="58418.46" calcext:value-type="float">
            <text:p>58418,46</text:p>
          </table:table-cell>
          <table:table-cell office:value-type="float" office:value="153383702647" calcext:value-type="float">
            <text:p>153383702647</text:p>
          </table:table-cell>
        </table:table-row>
        <table:table-row table:style-name="ro1">
          <table:table-cell office:value-type="string" calcext:value-type="string">
            <text:p>2022-02-26</text:p>
          </table:table-cell>
          <table:table-cell office:value-type="float" office:value="55101.54" calcext:value-type="float">
            <text:p>55101,54</text:p>
          </table:table-cell>
          <table:table-cell office:value-type="float" office:value="4577721624701" calcext:value-type="float">
            <text:p>4577721624701</text:p>
          </table:table-cell>
          <table:table-cell table:number-columns-repeated="2"/>
          <table:table-cell office:value-type="float" office:value="57525.61" calcext:value-type="float">
            <text:p>57525,61</text:p>
          </table:table-cell>
          <table:table-cell office:value-type="float" office:value="5724217494546" calcext:value-type="float">
            <text:p>5724217494546</text:p>
          </table:table-cell>
          <table:table-cell office:value-type="float" office:value="58731.76" calcext:value-type="float">
            <text:p>58731,76</text:p>
          </table:table-cell>
          <table:table-cell office:value-type="float" office:value="6993459995887" calcext:value-type="float">
            <text:p>6993459995887</text:p>
          </table:table-cell>
          <table:table-cell office:value-type="float" office:value="56277.51" calcext:value-type="float">
            <text:p>56277,51</text:p>
          </table:table-cell>
          <table:table-cell office:value-type="float" office:value="1348343301676" calcext:value-type="float">
            <text:p>1348343301676</text:p>
          </table:table-cell>
          <table:table-cell office:value-type="float" office:value="53563.6" calcext:value-type="float">
            <text:p>53563,6</text:p>
          </table:table-cell>
          <table:table-cell office:value-type="float" office:value="637138916955" calcext:value-type="float">
            <text:p>637138916955</text:p>
          </table:table-cell>
          <table:table-cell office:value-type="float" office:value="57628.95" calcext:value-type="float">
            <text:p>57628,95</text:p>
          </table:table-cell>
          <table:table-cell office:value-type="float" office:value="4007606854471" calcext:value-type="float">
            <text:p>4007606854471</text:p>
          </table:table-cell>
          <table:table-cell office:value-type="float" office:value="58418.46" calcext:value-type="float">
            <text:p>58418,46</text:p>
          </table:table-cell>
          <table:table-cell office:value-type="float" office:value="153383702647" calcext:value-type="float">
            <text:p>153383702647</text:p>
          </table:table-cell>
        </table:table-row>
        <table:table-row table:style-name="ro1">
          <table:table-cell office:value-type="string" calcext:value-type="string">
            <text:p>2022-02-27</text:p>
          </table:table-cell>
          <table:table-cell office:value-type="float" office:value="55101.54" calcext:value-type="float">
            <text:p>55101,54</text:p>
          </table:table-cell>
          <table:table-cell office:value-type="float" office:value="4577721624701" calcext:value-type="float">
            <text:p>4577721624701</text:p>
          </table:table-cell>
          <table:table-cell table:number-columns-repeated="2"/>
          <table:table-cell office:value-type="float" office:value="57525.61" calcext:value-type="float">
            <text:p>57525,61</text:p>
          </table:table-cell>
          <table:table-cell office:value-type="float" office:value="5724217494546" calcext:value-type="float">
            <text:p>5724217494546</text:p>
          </table:table-cell>
          <table:table-cell office:value-type="float" office:value="58731.76" calcext:value-type="float">
            <text:p>58731,76</text:p>
          </table:table-cell>
          <table:table-cell office:value-type="float" office:value="6993459995887" calcext:value-type="float">
            <text:p>6993459995887</text:p>
          </table:table-cell>
          <table:table-cell office:value-type="float" office:value="56277.51" calcext:value-type="float">
            <text:p>56277,51</text:p>
          </table:table-cell>
          <table:table-cell office:value-type="float" office:value="1348343301676" calcext:value-type="float">
            <text:p>1348343301676</text:p>
          </table:table-cell>
          <table:table-cell office:value-type="float" office:value="53563.6" calcext:value-type="float">
            <text:p>53563,6</text:p>
          </table:table-cell>
          <table:table-cell office:value-type="float" office:value="637138916955" calcext:value-type="float">
            <text:p>637138916955</text:p>
          </table:table-cell>
          <table:table-cell office:value-type="float" office:value="57628.95" calcext:value-type="float">
            <text:p>57628,95</text:p>
          </table:table-cell>
          <table:table-cell office:value-type="float" office:value="4007606854471" calcext:value-type="float">
            <text:p>4007606854471</text:p>
          </table:table-cell>
          <table:table-cell office:value-type="float" office:value="58418.46" calcext:value-type="float">
            <text:p>58418,46</text:p>
          </table:table-cell>
          <table:table-cell office:value-type="float" office:value="153383702647" calcext:value-type="float">
            <text:p>153383702647</text:p>
          </table:table-cell>
        </table:table-row>
        <table:table-row table:style-name="ro1">
          <table:table-cell office:value-type="string" calcext:value-type="string">
            <text:p>2022-02-28</text:p>
          </table:table-cell>
          <table:table-cell office:value-type="float" office:value="56028.42" calcext:value-type="float">
            <text:p>56028,42</text:p>
          </table:table-cell>
          <table:table-cell office:value-type="float" office:value="4634567930133" calcext:value-type="float">
            <text:p>4634567930133</text:p>
          </table:table-cell>
          <table:table-cell table:number-columns-repeated="2"/>
          <table:table-cell office:value-type="float" office:value="58470.28" calcext:value-type="float">
            <text:p>58470,28</text:p>
          </table:table-cell>
          <table:table-cell office:value-type="float" office:value="5796832067499" calcext:value-type="float">
            <text:p>5796832067499</text:p>
          </table:table-cell>
          <table:table-cell office:value-type="float" office:value="59651.2" calcext:value-type="float">
            <text:p>59651,2</text:p>
          </table:table-cell>
          <table:table-cell office:value-type="float" office:value="7067696752906" calcext:value-type="float">
            <text:p>7067696752906</text:p>
          </table:table-cell>
          <table:table-cell office:value-type="float" office:value="57211.38" calcext:value-type="float">
            <text:p>57211,38</text:p>
          </table:table-cell>
          <table:table-cell office:value-type="float" office:value="1368307710517" calcext:value-type="float">
            <text:p>1368307710517</text:p>
          </table:table-cell>
          <table:table-cell office:value-type="float" office:value="54414.85" calcext:value-type="float">
            <text:p>54414,85</text:p>
          </table:table-cell>
          <table:table-cell office:value-type="float" office:value="645502313778" calcext:value-type="float">
            <text:p>645502313778</text:p>
          </table:table-cell>
          <table:table-cell office:value-type="float" office:value="58586.22" calcext:value-type="float">
            <text:p>58586,22</text:p>
          </table:table-cell>
          <table:table-cell office:value-type="float" office:value="4060815012284" calcext:value-type="float">
            <text:p>4060815012284</text:p>
          </table:table-cell>
          <table:table-cell office:value-type="float" office:value="59360.05" calcext:value-type="float">
            <text:p>59360,05</text:p>
          </table:table-cell>
          <table:table-cell office:value-type="float" office:value="154807939944" calcext:value-type="float">
            <text:p>154807939944</text:p>
          </table:table-cell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Valores Provisorios - Sujetos a Confirmacion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APITAL</text:p>
          </table:table-cell>
          <table:table-cell table:number-columns-repeated="3"/>
          <table:table-cell office:value-type="string" calcext:value-type="string">
            <text:p>CUPRUM</text:p>
          </table:table-cell>
          <table:table-cell/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MODELO</text:p>
          </table:table-cell>
          <table:table-cell/>
          <table:table-cell office:value-type="string" calcext:value-type="string">
            <text:p>PLANVITAL</text:p>
          </table:table-cell>
          <table:table-cell/>
          <table:table-cell office:value-type="string" calcext:value-type="string">
            <text:p>PROVIDA</text:p>
          </table:table-cell>
          <table:table-cell/>
          <table:table-cell office:value-type="string" calcext:value-type="string">
            <text:p>UNO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Valor Cuota</text:p>
          </table:table-cell>
          <table:table-cell office:value-type="string" calcext:value-type="string">
            <text:p>Valor Patrimonio</text:p>
          </table:table-cell>
          <table:table-cell table:number-columns-repeated="2"/>
          <table:table-cell office:value-type="string" calcext:value-type="string">
            <text:p>Valor Cuota</text:p>
          </table:table-cell>
          <table:table-cell office:value-type="string" calcext:value-type="string">
            <text:p>Valor Patrimonio</text:p>
          </table:table-cell>
          <table:table-cell office:value-type="string" calcext:value-type="string">
            <text:p>Valor Cuota</text:p>
          </table:table-cell>
          <table:table-cell office:value-type="string" calcext:value-type="string">
            <text:p>Valor Patrimonio</text:p>
          </table:table-cell>
          <table:table-cell office:value-type="string" calcext:value-type="string">
            <text:p>Valor Cuota</text:p>
          </table:table-cell>
          <table:table-cell office:value-type="string" calcext:value-type="string">
            <text:p>Valor Patrimonio</text:p>
          </table:table-cell>
          <table:table-cell office:value-type="string" calcext:value-type="string">
            <text:p>Valor Cuota</text:p>
          </table:table-cell>
          <table:table-cell office:value-type="string" calcext:value-type="string">
            <text:p>Valor Patrimonio</text:p>
          </table:table-cell>
          <table:table-cell office:value-type="string" calcext:value-type="string">
            <text:p>Valor Cuota</text:p>
          </table:table-cell>
          <table:table-cell office:value-type="string" calcext:value-type="string">
            <text:p>Valor Patrimonio</text:p>
          </table:table-cell>
          <table:table-cell office:value-type="string" calcext:value-type="string">
            <text:p>Valor Cuota</text:p>
          </table:table-cell>
          <table:table-cell office:value-type="string" calcext:value-type="string">
            <text:p>Valor Patrimonio</text:p>
          </table:table-cell>
        </table:table-row>
        <table:table-row table:style-name="ro1">
          <table:table-cell office:value-type="string" calcext:value-type="string">
            <text:p>2022-03-01</text:p>
          </table:table-cell>
          <table:table-cell office:value-type="float" office:value="55713.15" calcext:value-type="float">
            <text:p>55713,15</text:p>
          </table:table-cell>
          <table:table-cell office:value-type="float" office:value="4576176381065" calcext:value-type="float">
            <text:p>4576176381065</text:p>
          </table:table-cell>
          <table:table-cell table:number-columns-repeated="2"/>
          <table:table-cell office:value-type="float" office:value="58142.2" calcext:value-type="float">
            <text:p>58142,2</text:p>
          </table:table-cell>
          <table:table-cell office:value-type="float" office:value="5753968763157" calcext:value-type="float">
            <text:p>5753968763157</text:p>
          </table:table-cell>
          <table:table-cell office:value-type="float" office:value="59284.29" calcext:value-type="float">
            <text:p>59284,29</text:p>
          </table:table-cell>
          <table:table-cell office:value-type="float" office:value="7000820963276" calcext:value-type="float">
            <text:p>7000820963276</text:p>
          </table:table-cell>
          <table:table-cell office:value-type="float" office:value="56898.08" calcext:value-type="float">
            <text:p>56898,08</text:p>
          </table:table-cell>
          <table:table-cell office:value-type="float" office:value="1357085201690" calcext:value-type="float">
            <text:p>1357085201690</text:p>
          </table:table-cell>
          <table:table-cell office:value-type="float" office:value="54139.1" calcext:value-type="float">
            <text:p>54139,1</text:p>
          </table:table-cell>
          <table:table-cell office:value-type="float" office:value="642606876994" calcext:value-type="float">
            <text:p>642606876994</text:p>
          </table:table-cell>
          <table:table-cell office:value-type="float" office:value="58235.07" calcext:value-type="float">
            <text:p>58235,07</text:p>
          </table:table-cell>
          <table:table-cell office:value-type="float" office:value="4035649662825" calcext:value-type="float">
            <text:p>4035649662825</text:p>
          </table:table-cell>
          <table:table-cell office:value-type="float" office:value="59080.68" calcext:value-type="float">
            <text:p>59080,68</text:p>
          </table:table-cell>
          <table:table-cell office:value-type="float" office:value="152697650065" calcext:value-type="float">
            <text:p>152697650065</text:p>
          </table:table-cell>
        </table:table-row>
        <table:table-row table:style-name="ro1">
          <table:table-cell office:value-type="string" calcext:value-type="string">
            <text:p>2022-03-02</text:p>
          </table:table-cell>
          <table:table-cell office:value-type="float" office:value="55643.88" calcext:value-type="float">
            <text:p>55643,88</text:p>
          </table:table-cell>
          <table:table-cell office:value-type="float" office:value="4435672468514" calcext:value-type="float">
            <text:p>4435672468514</text:p>
          </table:table-cell>
          <table:table-cell table:number-columns-repeated="2"/>
          <table:table-cell office:value-type="float" office:value="58096.52" calcext:value-type="float">
            <text:p>58096,52</text:p>
          </table:table-cell>
          <table:table-cell office:value-type="float" office:value="5625504258285" calcext:value-type="float">
            <text:p>5625504258285</text:p>
          </table:table-cell>
          <table:table-cell office:value-type="float" office:value="59219.2" calcext:value-type="float">
            <text:p>59219,2</text:p>
          </table:table-cell>
          <table:table-cell office:value-type="float" office:value="6837738083728" calcext:value-type="float">
            <text:p>6837738083728</text:p>
          </table:table-cell>
          <table:table-cell office:value-type="float" office:value="56807.63" calcext:value-type="float">
            <text:p>56807,63</text:p>
          </table:table-cell>
          <table:table-cell office:value-type="float" office:value="1314360894356" calcext:value-type="float">
            <text:p>1314360894356</text:p>
          </table:table-cell>
          <table:table-cell office:value-type="float" office:value="54040.38" calcext:value-type="float">
            <text:p>54040,38</text:p>
          </table:table-cell>
          <table:table-cell office:value-type="float" office:value="622795473971" calcext:value-type="float">
            <text:p>622795473971</text:p>
          </table:table-cell>
          <table:table-cell office:value-type="float" office:value="58130.56" calcext:value-type="float">
            <text:p>58130,56</text:p>
          </table:table-cell>
          <table:table-cell office:value-type="float" office:value="3938676872563" calcext:value-type="float">
            <text:p>3938676872563</text:p>
          </table:table-cell>
          <table:table-cell office:value-type="float" office:value="58997.64" calcext:value-type="float">
            <text:p>58997,64</text:p>
          </table:table-cell>
          <table:table-cell office:value-type="float" office:value="147531807155" calcext:value-type="float">
            <text:p>147531807155</text:p>
          </table:table-cell>
        </table:table-row>
        <table:table-row table:style-name="ro1">
          <table:table-cell office:value-type="string" calcext:value-type="string">
            <text:p>2022-03-03</text:p>
          </table:table-cell>
          <table:table-cell office:value-type="float" office:value="55973.16" calcext:value-type="float">
            <text:p>55973,16</text:p>
          </table:table-cell>
          <table:table-cell office:value-type="float" office:value="4356235620344" calcext:value-type="float">
            <text:p>4356235620344</text:p>
          </table:table-cell>
          <table:table-cell table:number-columns-repeated="2"/>
          <table:table-cell office:value-type="float" office:value="58448.68" calcext:value-type="float">
            <text:p>58448,68</text:p>
          </table:table-cell>
          <table:table-cell office:value-type="float" office:value="5567974568176" calcext:value-type="float">
            <text:p>5567974568176</text:p>
          </table:table-cell>
          <table:table-cell office:value-type="float" office:value="59600.63" calcext:value-type="float">
            <text:p>59600,63</text:p>
          </table:table-cell>
          <table:table-cell office:value-type="float" office:value="6770396963140" calcext:value-type="float">
            <text:p>6770396963140</text:p>
          </table:table-cell>
          <table:table-cell office:value-type="float" office:value="57159.28" calcext:value-type="float">
            <text:p>57159,28</text:p>
          </table:table-cell>
          <table:table-cell office:value-type="float" office:value="1312603021939" calcext:value-type="float">
            <text:p>1312603021939</text:p>
          </table:table-cell>
          <table:table-cell office:value-type="float" office:value="54385.15" calcext:value-type="float">
            <text:p>54385,15</text:p>
          </table:table-cell>
          <table:table-cell office:value-type="float" office:value="621789388743" calcext:value-type="float">
            <text:p>621789388743</text:p>
          </table:table-cell>
          <table:table-cell office:value-type="float" office:value="58502.09" calcext:value-type="float">
            <text:p>58502,09</text:p>
          </table:table-cell>
          <table:table-cell office:value-type="float" office:value="3938752504278" calcext:value-type="float">
            <text:p>3938752504278</text:p>
          </table:table-cell>
          <table:table-cell office:value-type="float" office:value="59315" calcext:value-type="float">
            <text:p>59315</text:p>
          </table:table-cell>
          <table:table-cell office:value-type="float" office:value="143273616420" calcext:value-type="float">
            <text:p>143273616420</text:p>
          </table:table-cell>
        </table:table-row>
        <table:table-row table:style-name="ro1">
          <table:table-cell office:value-type="string" calcext:value-type="string">
            <text:p>2022-03-04</text:p>
          </table:table-cell>
          <table:table-cell office:value-type="float" office:value="55380.19" calcext:value-type="float">
            <text:p>55380,19</text:p>
          </table:table-cell>
          <table:table-cell office:value-type="float" office:value="4223558713209" calcext:value-type="float">
            <text:p>4223558713209</text:p>
          </table:table-cell>
          <table:table-cell table:number-columns-repeated="2"/>
          <table:table-cell office:value-type="float" office:value="57778.61" calcext:value-type="float">
            <text:p>57778,61</text:p>
          </table:table-cell>
          <table:table-cell office:value-type="float" office:value="5422500975810" calcext:value-type="float">
            <text:p>5422500975810</text:p>
          </table:table-cell>
          <table:table-cell office:value-type="float" office:value="59004.81" calcext:value-type="float">
            <text:p>59004,81</text:p>
          </table:table-cell>
          <table:table-cell office:value-type="float" office:value="6623884377390" calcext:value-type="float">
            <text:p>6623884377390</text:p>
          </table:table-cell>
          <table:table-cell office:value-type="float" office:value="56511.41" calcext:value-type="float">
            <text:p>56511,41</text:p>
          </table:table-cell>
          <table:table-cell office:value-type="float" office:value="1290805719198" calcext:value-type="float">
            <text:p>1290805719198</text:p>
          </table:table-cell>
          <table:table-cell office:value-type="float" office:value="53789.14" calcext:value-type="float">
            <text:p>53789,14</text:p>
          </table:table-cell>
          <table:table-cell office:value-type="float" office:value="611640286478" calcext:value-type="float">
            <text:p>611640286478</text:p>
          </table:table-cell>
          <table:table-cell office:value-type="float" office:value="57815.56" calcext:value-type="float">
            <text:p>57815,56</text:p>
          </table:table-cell>
          <table:table-cell office:value-type="float" office:value="3873112494551" calcext:value-type="float">
            <text:p>3873112494551</text:p>
          </table:table-cell>
          <table:table-cell office:value-type="float" office:value="58513.74" calcext:value-type="float">
            <text:p>58513,74</text:p>
          </table:table-cell>
          <table:table-cell office:value-type="float" office:value="139100697552" calcext:value-type="float">
            <text:p>139100697552</text:p>
          </table:table-cell>
        </table:table-row>
        <table:table-row table:style-name="ro1">
          <table:table-cell office:value-type="string" calcext:value-type="string">
            <text:p>2022-03-05</text:p>
          </table:table-cell>
          <table:table-cell office:value-type="float" office:value="55380.19" calcext:value-type="float">
            <text:p>55380,19</text:p>
          </table:table-cell>
          <table:table-cell office:value-type="float" office:value="4223558713209" calcext:value-type="float">
            <text:p>4223558713209</text:p>
          </table:table-cell>
          <table:table-cell table:number-columns-repeated="2"/>
          <table:table-cell office:value-type="float" office:value="57778.61" calcext:value-type="float">
            <text:p>57778,61</text:p>
          </table:table-cell>
          <table:table-cell office:value-type="float" office:value="5422500975810" calcext:value-type="float">
            <text:p>5422500975810</text:p>
          </table:table-cell>
          <table:table-cell office:value-type="float" office:value="59004.81" calcext:value-type="float">
            <text:p>59004,81</text:p>
          </table:table-cell>
          <table:table-cell office:value-type="float" office:value="6623884377390" calcext:value-type="float">
            <text:p>6623884377390</text:p>
          </table:table-cell>
          <table:table-cell office:value-type="float" office:value="56511.41" calcext:value-type="float">
            <text:p>56511,41</text:p>
          </table:table-cell>
          <table:table-cell office:value-type="float" office:value="1290805719198" calcext:value-type="float">
            <text:p>1290805719198</text:p>
          </table:table-cell>
          <table:table-cell office:value-type="float" office:value="53789.14" calcext:value-type="float">
            <text:p>53789,14</text:p>
          </table:table-cell>
          <table:table-cell office:value-type="float" office:value="611640286478" calcext:value-type="float">
            <text:p>611640286478</text:p>
          </table:table-cell>
          <table:table-cell office:value-type="float" office:value="57815.56" calcext:value-type="float">
            <text:p>57815,56</text:p>
          </table:table-cell>
          <table:table-cell office:value-type="float" office:value="3873112494551" calcext:value-type="float">
            <text:p>3873112494551</text:p>
          </table:table-cell>
          <table:table-cell office:value-type="float" office:value="58513.74" calcext:value-type="float">
            <text:p>58513,74</text:p>
          </table:table-cell>
          <table:table-cell office:value-type="float" office:value="139100697552" calcext:value-type="float">
            <text:p>139100697552</text:p>
          </table:table-cell>
        </table:table-row>
        <table:table-row table:style-name="ro1">
          <table:table-cell office:value-type="string" calcext:value-type="string">
            <text:p>2022-03-06</text:p>
          </table:table-cell>
          <table:table-cell office:value-type="float" office:value="55380.19" calcext:value-type="float">
            <text:p>55380,19</text:p>
          </table:table-cell>
          <table:table-cell office:value-type="float" office:value="4223558713209" calcext:value-type="float">
            <text:p>4223558713209</text:p>
          </table:table-cell>
          <table:table-cell table:number-columns-repeated="2"/>
          <table:table-cell office:value-type="float" office:value="57778.61" calcext:value-type="float">
            <text:p>57778,61</text:p>
          </table:table-cell>
          <table:table-cell office:value-type="float" office:value="5422500975810" calcext:value-type="float">
            <text:p>5422500975810</text:p>
          </table:table-cell>
          <table:table-cell office:value-type="float" office:value="59004.81" calcext:value-type="float">
            <text:p>59004,81</text:p>
          </table:table-cell>
          <table:table-cell office:value-type="float" office:value="6623884377390" calcext:value-type="float">
            <text:p>6623884377390</text:p>
          </table:table-cell>
          <table:table-cell office:value-type="float" office:value="56511.41" calcext:value-type="float">
            <text:p>56511,41</text:p>
          </table:table-cell>
          <table:table-cell office:value-type="float" office:value="1290805719198" calcext:value-type="float">
            <text:p>1290805719198</text:p>
          </table:table-cell>
          <table:table-cell office:value-type="float" office:value="53789.14" calcext:value-type="float">
            <text:p>53789,14</text:p>
          </table:table-cell>
          <table:table-cell office:value-type="float" office:value="611640286478" calcext:value-type="float">
            <text:p>611640286478</text:p>
          </table:table-cell>
          <table:table-cell office:value-type="float" office:value="57815.56" calcext:value-type="float">
            <text:p>57815,56</text:p>
          </table:table-cell>
          <table:table-cell office:value-type="float" office:value="3873112494551" calcext:value-type="float">
            <text:p>3873112494551</text:p>
          </table:table-cell>
          <table:table-cell office:value-type="float" office:value="58513.74" calcext:value-type="float">
            <text:p>58513,74</text:p>
          </table:table-cell>
          <table:table-cell office:value-type="float" office:value="139100697552" calcext:value-type="float">
            <text:p>139100697552</text:p>
          </table:table-cell>
        </table:table-row>
        <table:table-row table:style-name="ro1">
          <table:table-cell office:value-type="string" calcext:value-type="string">
            <text:p>2022-03-07</text:p>
          </table:table-cell>
          <table:table-cell office:value-type="float" office:value="55033.99" calcext:value-type="float">
            <text:p>55033,99</text:p>
          </table:table-cell>
          <table:table-cell office:value-type="float" office:value="4145231145656" calcext:value-type="float">
            <text:p>4145231145656</text:p>
          </table:table-cell>
          <table:table-cell table:number-columns-repeated="2"/>
          <table:table-cell office:value-type="float" office:value="57359.28" calcext:value-type="float">
            <text:p>57359,28</text:p>
          </table:table-cell>
          <table:table-cell office:value-type="float" office:value="5360750640804" calcext:value-type="float">
            <text:p>5360750640804</text:p>
          </table:table-cell>
          <table:table-cell office:value-type="float" office:value="58588.65" calcext:value-type="float">
            <text:p>58588,65</text:p>
          </table:table-cell>
          <table:table-cell office:value-type="float" office:value="6542437025867" calcext:value-type="float">
            <text:p>6542437025867</text:p>
          </table:table-cell>
          <table:table-cell office:value-type="float" office:value="56064.76" calcext:value-type="float">
            <text:p>56064,76</text:p>
          </table:table-cell>
          <table:table-cell office:value-type="float" office:value="1275007939277" calcext:value-type="float">
            <text:p>1275007939277</text:p>
          </table:table-cell>
          <table:table-cell office:value-type="float" office:value="53402.45" calcext:value-type="float">
            <text:p>53402,45</text:p>
          </table:table-cell>
          <table:table-cell office:value-type="float" office:value="604611326495" calcext:value-type="float">
            <text:p>604611326495</text:p>
          </table:table-cell>
          <table:table-cell office:value-type="float" office:value="57339.07" calcext:value-type="float">
            <text:p>57339,07</text:p>
          </table:table-cell>
          <table:table-cell office:value-type="float" office:value="3823405498725" calcext:value-type="float">
            <text:p>3823405498725</text:p>
          </table:table-cell>
          <table:table-cell office:value-type="float" office:value="58159.87" calcext:value-type="float">
            <text:p>58159,87</text:p>
          </table:table-cell>
          <table:table-cell office:value-type="float" office:value="136978090936" calcext:value-type="float">
            <text:p>136978090936</text:p>
          </table:table-cell>
        </table:table-row>
        <table:table-row table:style-name="ro1">
          <table:table-cell office:value-type="string" calcext:value-type="string">
            <text:p>2022-03-08</text:p>
          </table:table-cell>
          <table:table-cell office:value-type="float" office:value="54017.62" calcext:value-type="float">
            <text:p>54017,62</text:p>
          </table:table-cell>
          <table:table-cell office:value-type="float" office:value="4051565403381" calcext:value-type="float">
            <text:p>4051565403381</text:p>
          </table:table-cell>
          <table:table-cell table:number-columns-repeated="2"/>
          <table:table-cell office:value-type="float" office:value="56253.14" calcext:value-type="float">
            <text:p>56253,14</text:p>
          </table:table-cell>
          <table:table-cell office:value-type="float" office:value="5241328980204" calcext:value-type="float">
            <text:p>5241328980204</text:p>
          </table:table-cell>
          <table:table-cell table:number-columns-repeated="2"/>
          <table:table-cell office:value-type="float" office:value="54934.24" calcext:value-type="float">
            <text:p>54934,24</text:p>
          </table:table-cell>
          <table:table-cell office:value-type="float" office:value="1244562733787" calcext:value-type="float">
            <text:p>1244562733787</text:p>
          </table:table-cell>
          <table:table-cell office:value-type="float" office:value="52334.97" calcext:value-type="float">
            <text:p>52334,97</text:p>
          </table:table-cell>
          <table:table-cell office:value-type="float" office:value="590292513550" calcext:value-type="float">
            <text:p>59029251355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9T17:41:42.828317609</dc:date>
    <meta:editing-duration>PT12M42S</meta:editing-duration>
    <meta:editing-cycles>2</meta:editing-cycles>
    <meta:generator>LibreOffice/6.0.7.3$Linux_X86_64 LibreOffice_project/00m0$Build-3</meta:generator>
    <meta:document-statistic meta:table-count="1" meta:cell-count="1051" meta:object-count="0"/>
  </office:meta>
</office:document-meta>
</file>